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1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579835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4">
      <style:table-cell-properties fo:background-color="#579835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18mm" svg:height="89.8mm" svg:x="0mm" svg:y="334.58mm">
            <draw:object draw:notify-on-update-of-ranges="Sheet1.A4:Sheet1.A54 Sheet1.O3:Sheet1.O3 Sheet1.O4:Sheet1.O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0mm" svg:height="89.75mm" svg:x="0.87mm" svg:y="244.11mm">
            <draw:object draw:notify-on-update-of-ranges="Sheet1.A4:Sheet1.A54 Sheet1.K3:Sheet1.K3 Sheet1.K4:Sheet1.K54 Sheet1.L3:Sheet1.L3 Sheet1.L4:Sheet1.L54 Sheet1.M3:Sheet1.M3 Sheet1.M4:Sheet1.M54 Sheet1.N3:Sheet1.N3 Sheet1.N4:Sheet1.N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3">
          <table:table-cell table:style-name="Default"/>
          <table:table-cell office:value-type="string" calcext:value-type="string" table:number-columns-spanned="3" table:number-rows-spanned="1">
            <text:p>P1</text:p>
          </table:table-cell>
          <table:covered-table-cell table:number-columns-repeated="2"/>
          <table:table-cell office:value-type="string" calcext:value-type="string" table:number-columns-spanned="2" table:number-rows-spanned="1">
            <text:p><text:s/>P2</text:p>
          </table:table-cell>
          <table:covered-table-cell/>
          <table:table-cell office:value-type="string" calcext:value-type="string" table:number-columns-spanned="3" table:number-rows-spanned="1">
            <text:p>P3</text:p>
          </table:table-cell>
          <table:covered-table-cell table:number-columns-repeated="2"/>
          <table:table-cell office:value-type="string" calcext:value-type="string">
            <text:p>P4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λ1</text:p>
          </table:table-cell>
          <table:table-cell table:style-name="ce9" office:value-type="string" calcext:value-type="string">
            <text:p>λ2</text:p>
          </table:table-cell>
          <table:table-cell table:style-name="ce9" office:value-type="string" calcext:value-type="string">
            <text:p>λ3</text:p>
          </table:table-cell>
          <table:table-cell table:style-name="ce10" office:value-type="string" calcext:value-type="string">
            <text:p>λ4</text:p>
          </table:table-cell>
          <table:table-cell table:style-name="ce10" office:value-type="string" calcext:value-type="string">
            <text:p>λ5</text:p>
          </table:table-cell>
          <table:table-cell table:style-name="ce11" office:value-type="string" calcext:value-type="string">
            <text:p>λ6</text:p>
          </table:table-cell>
          <table:table-cell table:style-name="ce11" office:value-type="string" calcext:value-type="string">
            <text:p>λ7</text:p>
          </table:table-cell>
          <table:table-cell table:style-name="ce11" office:value-type="string" calcext:value-type="string">
            <text:p>λ8</text:p>
          </table:table-cell>
          <table:table-cell table:style-name="ce12" office:value-type="string" calcext:value-type="string">
            <text:p>λ9</text:p>
          </table:table-cell>
          <table:table-cell table:style-name="Default" table:number-columns-repeated="3"/>
          <table:table-cell table:number-columns-repeated="1011"/>
        </table:table-row>
        <table:table-row table:style-name="ro3">
          <table:table-cell office:value-type="string" calcext:value-type="string">
            <text:p>t</text:p>
          </table:table-cell>
          <table:table-cell table:style-name="ce3" office:value-type="float" office:value="0.001" calcext:value-type="float">
            <text:p>0,0010</text:p>
          </table:table-cell>
          <table:table-cell table:style-name="ce3" office:value-type="float" office:value="0.003" calcext:value-type="float">
            <text:p>0,0030</text:p>
          </table:table-cell>
          <table:table-cell table:style-name="ce3" office:value-type="float" office:value="0.002" calcext:value-type="float">
            <text:p>0,0020</text:p>
          </table:table-cell>
          <table:table-cell table:style-name="ce3" office:value-type="float" office:value="0.003" calcext:value-type="float">
            <text:p>0,0030</text:p>
          </table:table-cell>
          <table:table-cell table:style-name="ce3" office:value-type="float" office:value="0.001" calcext:value-type="float">
            <text:p>0,0010</text:p>
          </table:table-cell>
          <table:table-cell table:style-name="ce3" office:value-type="float" office:value="0.002" calcext:value-type="float">
            <text:p>0,0020</text:p>
          </table:table-cell>
          <table:table-cell table:style-name="ce3" office:value-type="float" office:value="0.003" calcext:value-type="float">
            <text:p>0,0030</text:p>
          </table:table-cell>
          <table:table-cell table:style-name="ce3" office:value-type="float" office:value="0.004" calcext:value-type="float">
            <text:p>0,0040</text:p>
          </table:table-cell>
          <table:table-cell table:style-name="ce3" office:value-type="float" office:value="0.0005" calcext:value-type="float">
            <text:p>0,0005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2</text:p>
          </table:table-cell>
          <table:table-cell table:style-name="ce13" office:value-type="string" calcext:value-type="string">
            <text:p>P3</text:p>
          </table:table-cell>
          <table:table-cell table:style-name="ce13" office:value-type="string" calcext:value-type="string">
            <text:p>P4</text:p>
          </table:table-cell>
          <table:table-cell table:style-name="ce14" office:value-type="string" calcext:value-type="string">
            <text:p>Pср</text:p>
          </table:table-cell>
          <table:table-cell table:number-columns-repeated="1009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formula="of:=EXP(-[.B$3]*[.$A4])" office:value-type="float" office:value="1" calcext:value-type="float">
            <text:p>1</text:p>
          </table:table-cell>
          <table:table-cell table:formula="of:=EXP(-[.C$3]*[.$A4])" office:value-type="float" office:value="1" calcext:value-type="float">
            <text:p>1</text:p>
          </table:table-cell>
          <table:table-cell table:formula="of:=EXP(-[.D$3]*[.$A4])" office:value-type="float" office:value="1" calcext:value-type="float">
            <text:p>1</text:p>
          </table:table-cell>
          <table:table-cell table:formula="of:=EXP(-[.E$3]*[.$A4])" office:value-type="float" office:value="1" calcext:value-type="float">
            <text:p>1</text:p>
          </table:table-cell>
          <table:table-cell table:formula="of:=EXP(-[.F$3]*[.$A4])" office:value-type="float" office:value="1" calcext:value-type="float">
            <text:p>1</text:p>
          </table:table-cell>
          <table:table-cell table:formula="of:=EXP(-[.G$3]*[.$A4])" office:value-type="float" office:value="1" calcext:value-type="float">
            <text:p>1</text:p>
          </table:table-cell>
          <table:table-cell table:formula="of:=EXP(-[.H$3]*[.$A4])" office:value-type="float" office:value="1" calcext:value-type="float">
            <text:p>1</text:p>
          </table:table-cell>
          <table:table-cell table:formula="of:=EXP(-[.I$3]*[.$A4])" office:value-type="float" office:value="1" calcext:value-type="float">
            <text:p>1</text:p>
          </table:table-cell>
          <table:table-cell table:formula="of:=EXP(-[.J$3]*[.$A4])" office:value-type="float" office:value="1" calcext:value-type="float">
            <text:p>1</text:p>
          </table:table-cell>
          <table:table-cell table:formula="of:=[.B4]*[.C4]*[.D4]" office:value-type="float" office:value="1" calcext:value-type="float">
            <text:p>1</text:p>
          </table:table-cell>
          <table:table-cell table:formula="of:=[.E4]*[.F4]" office:value-type="float" office:value="1" calcext:value-type="float">
            <text:p>1</text:p>
          </table:table-cell>
          <table:table-cell table:formula="of:=[.G4]*[.H4]*[.I4]" office:value-type="float" office:value="1" calcext:value-type="float">
            <text:p>1</text:p>
          </table:table-cell>
          <table:table-cell table:formula="of:=[.J4]" office:value-type="float" office:value="1" calcext:value-type="float">
            <text:p>1</text:p>
          </table:table-cell>
          <table:table-cell table:style-name="ce15" table:formula="of:=[.K4]*[.L4]*[.M4]*[.N4]" office:value-type="float" office:value="1" calcext:value-type="float">
            <text:p>1,0000000</text:p>
          </table:table-cell>
          <table:table-cell table:number-columns-repeated="1009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formula="of:=EXP(-[.B$3]*[.$A5])" office:value-type="float" office:value="0.998001998667333" calcext:value-type="float">
            <text:p>1</text:p>
          </table:table-cell>
          <table:table-cell table:formula="of:=EXP(-[.C$3]*[.$A5])" office:value-type="float" office:value="0.994017964053935" calcext:value-type="float">
            <text:p>0,99</text:p>
          </table:table-cell>
          <table:table-cell table:formula="of:=EXP(-[.D$3]*[.$A5])" office:value-type="float" office:value="0.996007989343991" calcext:value-type="float">
            <text:p>1</text:p>
          </table:table-cell>
          <table:table-cell table:formula="of:=EXP(-[.E$3]*[.$A5])" office:value-type="float" office:value="0.994017964053935" calcext:value-type="float">
            <text:p>0,99</text:p>
          </table:table-cell>
          <table:table-cell table:formula="of:=EXP(-[.F$3]*[.$A5])" office:value-type="float" office:value="0.998001998667333" calcext:value-type="float">
            <text:p>1</text:p>
          </table:table-cell>
          <table:table-cell table:formula="of:=EXP(-[.G$3]*[.$A5])" office:value-type="float" office:value="0.996007989343991" calcext:value-type="float">
            <text:p>1</text:p>
          </table:table-cell>
          <table:table-cell table:formula="of:=EXP(-[.H$3]*[.$A5])" office:value-type="float" office:value="0.994017964053935" calcext:value-type="float">
            <text:p>0,99</text:p>
          </table:table-cell>
          <table:table-cell table:formula="of:=EXP(-[.I$3]*[.$A5])" office:value-type="float" office:value="0.992031914837061" calcext:value-type="float">
            <text:p>0,99</text:p>
          </table:table-cell>
          <table:table-cell table:formula="of:=EXP(-[.J$3]*[.$A5])" office:value-type="float" office:value="0.999000499833375" calcext:value-type="float">
            <text:p>1</text:p>
          </table:table-cell>
          <table:table-cell table:formula="of:=[.B5]*[.C5]*[.D5]" office:value-type="float" office:value="0.988071712861931" calcext:value-type="float">
            <text:p>0,99</text:p>
          </table:table-cell>
          <table:table-cell table:formula="of:=[.E5]*[.F5]" office:value-type="float" office:value="0.992031914837061" calcext:value-type="float">
            <text:p>0,99</text:p>
          </table:table-cell>
          <table:table-cell table:formula="of:=[.G5]*[.H5]*[.I5]" office:value-type="float" office:value="0.982161032358301" calcext:value-type="float">
            <text:p>0,98</text:p>
          </table:table-cell>
          <table:table-cell table:formula="of:=[.J5]" office:value-type="float" office:value="0.999000499833375" calcext:value-type="float">
            <text:p>1</text:p>
          </table:table-cell>
          <table:table-cell table:style-name="ce15" table:formula="of:=[.K5]*[.L5]*[.M5]*[.N5]" office:value-type="float" office:value="0.961750709146367" calcext:value-type="float">
            <text:p>0,9617507</text:p>
          </table:table-cell>
          <table:table-cell table:number-columns-repeated="1009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formula="of:=EXP(-[.B$3]*[.$A6])" office:value-type="float" office:value="0.996007989343991" calcext:value-type="float">
            <text:p>1</text:p>
          </table:table-cell>
          <table:table-cell table:formula="of:=EXP(-[.C$3]*[.$A6])" office:value-type="float" office:value="0.98807171286193" calcext:value-type="float">
            <text:p>0,99</text:p>
          </table:table-cell>
          <table:table-cell table:formula="of:=EXP(-[.D$3]*[.$A6])" office:value-type="float" office:value="0.992031914837061" calcext:value-type="float">
            <text:p>0,99</text:p>
          </table:table-cell>
          <table:table-cell table:formula="of:=EXP(-[.E$3]*[.$A6])" office:value-type="float" office:value="0.98807171286193" calcext:value-type="float">
            <text:p>0,99</text:p>
          </table:table-cell>
          <table:table-cell table:formula="of:=EXP(-[.F$3]*[.$A6])" office:value-type="float" office:value="0.996007989343991" calcext:value-type="float">
            <text:p>1</text:p>
          </table:table-cell>
          <table:table-cell table:formula="of:=EXP(-[.G$3]*[.$A6])" office:value-type="float" office:value="0.992031914837061" calcext:value-type="float">
            <text:p>0,99</text:p>
          </table:table-cell>
          <table:table-cell table:formula="of:=EXP(-[.H$3]*[.$A6])" office:value-type="float" office:value="0.98807171286193" calcext:value-type="float">
            <text:p>0,99</text:p>
          </table:table-cell>
          <table:table-cell table:formula="of:=EXP(-[.I$3]*[.$A6])" office:value-type="float" office:value="0.984127320055285" calcext:value-type="float">
            <text:p>0,98</text:p>
          </table:table-cell>
          <table:table-cell table:formula="of:=EXP(-[.J$3]*[.$A6])" office:value-type="float" office:value="0.998001998667333" calcext:value-type="float">
            <text:p>1</text:p>
          </table:table-cell>
          <table:table-cell table:formula="of:=[.B6]*[.C6]*[.D6]" office:value-type="float" office:value="0.976285709757909" calcext:value-type="float">
            <text:p>0,98</text:p>
          </table:table-cell>
          <table:table-cell table:formula="of:=[.E6]*[.F6]" office:value-type="float" office:value="0.984127320055285" calcext:value-type="float">
            <text:p>0,98</text:p>
          </table:table-cell>
          <table:table-cell table:formula="of:=[.G6]*[.H6]*[.I6]" office:value-type="float" office:value="0.964640293483123" calcext:value-type="float">
            <text:p>0,96</text:p>
          </table:table-cell>
          <table:table-cell table:formula="of:=[.J6]" office:value-type="float" office:value="0.998001998667333" calcext:value-type="float">
            <text:p>1</text:p>
          </table:table-cell>
          <table:table-cell table:style-name="ce15" table:formula="of:=[.K6]*[.L6]*[.M6]*[.N6]" office:value-type="float" office:value="0.924964426543539" calcext:value-type="float">
            <text:p>0,9249644</text:p>
          </table:table-cell>
          <table:table-cell table:number-columns-repeated="100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formula="of:=EXP(-[.B$3]*[.$A7])" office:value-type="float" office:value="0.994017964053935" calcext:value-type="float">
            <text:p>0,99</text:p>
          </table:table-cell>
          <table:table-cell table:formula="of:=EXP(-[.C$3]*[.$A7])" office:value-type="float" office:value="0.982161032358301" calcext:value-type="float">
            <text:p>0,98</text:p>
          </table:table-cell>
          <table:table-cell table:formula="of:=EXP(-[.D$3]*[.$A7])" office:value-type="float" office:value="0.98807171286193" calcext:value-type="float">
            <text:p>0,99</text:p>
          </table:table-cell>
          <table:table-cell table:formula="of:=EXP(-[.E$3]*[.$A7])" office:value-type="float" office:value="0.982161032358301" calcext:value-type="float">
            <text:p>0,98</text:p>
          </table:table-cell>
          <table:table-cell table:formula="of:=EXP(-[.F$3]*[.$A7])" office:value-type="float" office:value="0.994017964053935" calcext:value-type="float">
            <text:p>0,99</text:p>
          </table:table-cell>
          <table:table-cell table:formula="of:=EXP(-[.G$3]*[.$A7])" office:value-type="float" office:value="0.98807171286193" calcext:value-type="float">
            <text:p>0,99</text:p>
          </table:table-cell>
          <table:table-cell table:formula="of:=EXP(-[.H$3]*[.$A7])" office:value-type="float" office:value="0.982161032358301" calcext:value-type="float">
            <text:p>0,98</text:p>
          </table:table-cell>
          <table:table-cell table:formula="of:=EXP(-[.I$3]*[.$A7])" office:value-type="float" office:value="0.976285709757909" calcext:value-type="float">
            <text:p>0,98</text:p>
          </table:table-cell>
          <table:table-cell table:formula="of:=EXP(-[.J$3]*[.$A7])" office:value-type="float" office:value="0.997004495503373" calcext:value-type="float">
            <text:p>1</text:p>
          </table:table-cell>
          <table:table-cell table:formula="of:=[.B7]*[.C7]*[.D7]" office:value-type="float" office:value="0.964640293483123" calcext:value-type="float">
            <text:p>0,96</text:p>
          </table:table-cell>
          <table:table-cell table:formula="of:=[.E7]*[.F7]" office:value-type="float" office:value="0.976285709757909" calcext:value-type="float">
            <text:p>0,98</text:p>
          </table:table-cell>
          <table:table-cell table:formula="of:=[.G7]*[.H7]*[.I7]" office:value-type="float" office:value="0.947432106501798" calcext:value-type="float">
            <text:p>0,95</text:p>
          </table:table-cell>
          <table:table-cell table:formula="of:=[.J7]" office:value-type="float" office:value="0.997004495503373" calcext:value-type="float">
            <text:p>1</text:p>
          </table:table-cell>
          <table:table-cell table:style-name="ce15" table:formula="of:=[.K7]*[.L7]*[.M7]*[.N7]" office:value-type="float" office:value="0.889585193163411" calcext:value-type="float">
            <text:p>0,8895852</text:p>
          </table:table-cell>
          <table:table-cell table:number-columns-repeated="1009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formula="of:=EXP(-[.B$3]*[.$A8])" office:value-type="float" office:value="0.992031914837061" calcext:value-type="float">
            <text:p>0,99</text:p>
          </table:table-cell>
          <table:table-cell table:formula="of:=EXP(-[.C$3]*[.$A8])" office:value-type="float" office:value="0.976285709757909" calcext:value-type="float">
            <text:p>0,98</text:p>
          </table:table-cell>
          <table:table-cell table:formula="of:=EXP(-[.D$3]*[.$A8])" office:value-type="float" office:value="0.984127320055285" calcext:value-type="float">
            <text:p>0,98</text:p>
          </table:table-cell>
          <table:table-cell table:formula="of:=EXP(-[.E$3]*[.$A8])" office:value-type="float" office:value="0.976285709757909" calcext:value-type="float">
            <text:p>0,98</text:p>
          </table:table-cell>
          <table:table-cell table:formula="of:=EXP(-[.F$3]*[.$A8])" office:value-type="float" office:value="0.992031914837061" calcext:value-type="float">
            <text:p>0,99</text:p>
          </table:table-cell>
          <table:table-cell table:formula="of:=EXP(-[.G$3]*[.$A8])" office:value-type="float" office:value="0.984127320055285" calcext:value-type="float">
            <text:p>0,98</text:p>
          </table:table-cell>
          <table:table-cell table:formula="of:=EXP(-[.H$3]*[.$A8])" office:value-type="float" office:value="0.976285709757909" calcext:value-type="float">
            <text:p>0,98</text:p>
          </table:table-cell>
          <table:table-cell table:formula="of:=EXP(-[.I$3]*[.$A8])" office:value-type="float" office:value="0.968506582079197" calcext:value-type="float">
            <text:p>0,97</text:p>
          </table:table-cell>
          <table:table-cell table:formula="of:=EXP(-[.J$3]*[.$A8])" office:value-type="float" office:value="0.996007989343991" calcext:value-type="float">
            <text:p>1</text:p>
          </table:table-cell>
          <table:table-cell table:formula="of:=[.B8]*[.C8]*[.D8]" office:value-type="float" office:value="0.953133787077505" calcext:value-type="float">
            <text:p>0,95</text:p>
          </table:table-cell>
          <table:table-cell table:formula="of:=[.E8]*[.F8]" office:value-type="float" office:value="0.968506582079197" calcext:value-type="float">
            <text:p>0,97</text:p>
          </table:table-cell>
          <table:table-cell table:formula="of:=[.G8]*[.H8]*[.I8]" office:value-type="float" office:value="0.930530895811206" calcext:value-type="float">
            <text:p>0,93</text:p>
          </table:table-cell>
          <table:table-cell table:formula="of:=[.J8]" office:value-type="float" office:value="0.996007989343991" calcext:value-type="float">
            <text:p>1</text:p>
          </table:table-cell>
          <table:table-cell table:style-name="ce15" table:formula="of:=[.K8]*[.L8]*[.M8]*[.N8]" office:value-type="float" office:value="0.855559190371018" calcext:value-type="float">
            <text:p>0,8555592</text:p>
          </table:table-cell>
          <table:table-cell table:number-columns-repeated="1009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formula="of:=EXP(-[.B$3]*[.$A9])" office:value-type="float" office:value="0.990049833749168" calcext:value-type="float">
            <text:p>0,99</text:p>
          </table:table-cell>
          <table:table-cell table:formula="of:=EXP(-[.C$3]*[.$A9])" office:value-type="float" office:value="0.970445533548508" calcext:value-type="float">
            <text:p>0,97</text:p>
          </table:table-cell>
          <table:table-cell table:formula="of:=EXP(-[.D$3]*[.$A9])" office:value-type="float" office:value="0.980198673306755" calcext:value-type="float">
            <text:p>0,98</text:p>
          </table:table-cell>
          <table:table-cell table:formula="of:=EXP(-[.E$3]*[.$A9])" office:value-type="float" office:value="0.970445533548508" calcext:value-type="float">
            <text:p>0,97</text:p>
          </table:table-cell>
          <table:table-cell table:formula="of:=EXP(-[.F$3]*[.$A9])" office:value-type="float" office:value="0.990049833749168" calcext:value-type="float">
            <text:p>0,99</text:p>
          </table:table-cell>
          <table:table-cell table:formula="of:=EXP(-[.G$3]*[.$A9])" office:value-type="float" office:value="0.980198673306755" calcext:value-type="float">
            <text:p>0,98</text:p>
          </table:table-cell>
          <table:table-cell table:formula="of:=EXP(-[.H$3]*[.$A9])" office:value-type="float" office:value="0.970445533548508" calcext:value-type="float">
            <text:p>0,97</text:p>
          </table:table-cell>
          <table:table-cell table:formula="of:=EXP(-[.I$3]*[.$A9])" office:value-type="float" office:value="0.960789439152323" calcext:value-type="float">
            <text:p>0,96</text:p>
          </table:table-cell>
          <table:table-cell table:formula="of:=EXP(-[.J$3]*[.$A9])" office:value-type="float" office:value="0.995012479192682" calcext:value-type="float">
            <text:p>1</text:p>
          </table:table-cell>
          <table:table-cell table:formula="of:=[.B9]*[.C9]*[.D9]" office:value-type="float" office:value="0.941764533584249" calcext:value-type="float">
            <text:p>0,94</text:p>
          </table:table-cell>
          <table:table-cell table:formula="of:=[.E9]*[.F9]" office:value-type="float" office:value="0.960789439152323" calcext:value-type="float">
            <text:p>0,96</text:p>
          </table:table-cell>
          <table:table-cell table:formula="of:=[.G9]*[.H9]*[.I9]" office:value-type="float" office:value="0.913931185271228" calcext:value-type="float">
            <text:p>0,91</text:p>
          </table:table-cell>
          <table:table-cell table:formula="of:=[.J9]" office:value-type="float" office:value="0.995012479192682" calcext:value-type="float">
            <text:p>1</text:p>
          </table:table-cell>
          <table:table-cell table:style-name="ce15" table:formula="of:=[.K9]*[.L9]*[.M9]*[.N9]" office:value-type="float" office:value="0.822834658056018" calcext:value-type="float">
            <text:p>0,8228347</text:p>
          </table:table-cell>
          <table:table-cell table:number-columns-repeated="1009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formula="of:=EXP(-[.B$3]*[.$A10])" office:value-type="float" office:value="0.98807171286193" calcext:value-type="float">
            <text:p>0,99</text:p>
          </table:table-cell>
          <table:table-cell table:formula="of:=EXP(-[.C$3]*[.$A10])" office:value-type="float" office:value="0.964640293483123" calcext:value-type="float">
            <text:p>0,96</text:p>
          </table:table-cell>
          <table:table-cell table:formula="of:=EXP(-[.D$3]*[.$A10])" office:value-type="float" office:value="0.976285709757909" calcext:value-type="float">
            <text:p>0,98</text:p>
          </table:table-cell>
          <table:table-cell table:formula="of:=EXP(-[.E$3]*[.$A10])" office:value-type="float" office:value="0.964640293483123" calcext:value-type="float">
            <text:p>0,96</text:p>
          </table:table-cell>
          <table:table-cell table:formula="of:=EXP(-[.F$3]*[.$A10])" office:value-type="float" office:value="0.98807171286193" calcext:value-type="float">
            <text:p>0,99</text:p>
          </table:table-cell>
          <table:table-cell table:formula="of:=EXP(-[.G$3]*[.$A10])" office:value-type="float" office:value="0.976285709757909" calcext:value-type="float">
            <text:p>0,98</text:p>
          </table:table-cell>
          <table:table-cell table:formula="of:=EXP(-[.H$3]*[.$A10])" office:value-type="float" office:value="0.964640293483123" calcext:value-type="float">
            <text:p>0,96</text:p>
          </table:table-cell>
          <table:table-cell table:formula="of:=EXP(-[.I$3]*[.$A10])" office:value-type="float" office:value="0.953133787077505" calcext:value-type="float">
            <text:p>0,95</text:p>
          </table:table-cell>
          <table:table-cell table:formula="of:=EXP(-[.J$3]*[.$A10])" office:value-type="float" office:value="0.994017964053935" calcext:value-type="float">
            <text:p>0,99</text:p>
          </table:table-cell>
          <table:table-cell table:formula="of:=[.B10]*[.C10]*[.D10]" office:value-type="float" office:value="0.930530895811206" calcext:value-type="float">
            <text:p>0,93</text:p>
          </table:table-cell>
          <table:table-cell table:formula="of:=[.E10]*[.F10]" office:value-type="float" office:value="0.953133787077505" calcext:value-type="float">
            <text:p>0,95</text:p>
          </table:table-cell>
          <table:table-cell table:formula="of:=[.G10]*[.H10]*[.I10]" office:value-type="float" office:value="0.897627596430435" calcext:value-type="float">
            <text:p>0,9</text:p>
          </table:table-cell>
          <table:table-cell table:formula="of:=[.J10]" office:value-type="float" office:value="0.994017964053935" calcext:value-type="float">
            <text:p>0,99</text:p>
          </table:table-cell>
          <table:table-cell table:style-name="ce15" table:formula="of:=[.K10]*[.L10]*[.M10]*[.N10]" office:value-type="float" office:value="0.791361815895584" calcext:value-type="float">
            <text:p>0,7913618</text:p>
          </table:table-cell>
          <table:table-cell table:number-columns-repeated="1009"/>
        </table:table-row>
        <table:table-row table:style-name="ro3">
          <table:table-cell table:style-name="ce6" office:value-type="float" office:value="14" calcext:value-type="float">
            <text:p>14</text:p>
          </table:table-cell>
          <table:table-cell table:formula="of:=EXP(-[.B$3]*[.$A11])" office:value-type="float" office:value="0.986097544262862" calcext:value-type="float">
            <text:p>0,99</text:p>
          </table:table-cell>
          <table:table-cell table:formula="of:=EXP(-[.C$3]*[.$A11])" office:value-type="float" office:value="0.958869780572485" calcext:value-type="float">
            <text:p>0,96</text:p>
          </table:table-cell>
          <table:table-cell table:formula="of:=EXP(-[.D$3]*[.$A11])" office:value-type="float" office:value="0.972388366801247" calcext:value-type="float">
            <text:p>0,97</text:p>
          </table:table-cell>
          <table:table-cell table:formula="of:=EXP(-[.E$3]*[.$A11])" office:value-type="float" office:value="0.958869780572485" calcext:value-type="float">
            <text:p>0,96</text:p>
          </table:table-cell>
          <table:table-cell table:formula="of:=EXP(-[.F$3]*[.$A11])" office:value-type="float" office:value="0.986097544262862" calcext:value-type="float">
            <text:p>0,99</text:p>
          </table:table-cell>
          <table:table-cell table:formula="of:=EXP(-[.G$3]*[.$A11])" office:value-type="float" office:value="0.972388366801247" calcext:value-type="float">
            <text:p>0,97</text:p>
          </table:table-cell>
          <table:table-cell table:formula="of:=EXP(-[.H$3]*[.$A11])" office:value-type="float" office:value="0.958869780572485" calcext:value-type="float">
            <text:p>0,96</text:p>
          </table:table-cell>
          <table:table-cell table:formula="of:=EXP(-[.I$3]*[.$A11])" office:value-type="float" office:value="0.945539135890396" calcext:value-type="float">
            <text:p>0,95</text:p>
          </table:table-cell>
          <table:table-cell table:formula="of:=EXP(-[.J$3]*[.$A11])" office:value-type="float" office:value="0.993024442933235" calcext:value-type="float">
            <text:p>0,99</text:p>
          </table:table-cell>
          <table:table-cell table:formula="of:=[.B11]*[.C11]*[.D11]" office:value-type="float" office:value="0.919431256095124" calcext:value-type="float">
            <text:p>0,92</text:p>
          </table:table-cell>
          <table:table-cell table:formula="of:=[.E11]*[.F11]" office:value-type="float" office:value="0.945539135890396" calcext:value-type="float">
            <text:p>0,95</text:p>
          </table:table-cell>
          <table:table-cell table:formula="of:=[.G11]*[.H11]*[.I11]" office:value-type="float" office:value="0.881614846783416" calcext:value-type="float">
            <text:p>0,88</text:p>
          </table:table-cell>
          <table:table-cell table:formula="of:=[.J11]" office:value-type="float" office:value="0.993024442933235" calcext:value-type="float">
            <text:p>0,99</text:p>
          </table:table-cell>
          <table:table-cell table:style-name="ce15" table:formula="of:=[.K11]*[.L11]*[.M11]*[.N11]" office:value-type="float" office:value="0.761092787628934" calcext:value-type="float">
            <text:p>0,7610928</text:p>
          </table:table-cell>
          <table:table-cell table:number-columns-repeated="1009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table:formula="of:=EXP(-[.B$3]*[.$A12])" office:value-type="float" office:value="0.984127320055285" calcext:value-type="float">
            <text:p>0,98</text:p>
          </table:table-cell>
          <table:table-cell table:formula="of:=EXP(-[.C$3]*[.$A12])" office:value-type="float" office:value="0.953133787077505" calcext:value-type="float">
            <text:p>0,95</text:p>
          </table:table-cell>
          <table:table-cell table:formula="of:=EXP(-[.D$3]*[.$A12])" office:value-type="float" office:value="0.968506582079197" calcext:value-type="float">
            <text:p>0,97</text:p>
          </table:table-cell>
          <table:table-cell table:formula="of:=EXP(-[.E$3]*[.$A12])" office:value-type="float" office:value="0.953133787077505" calcext:value-type="float">
            <text:p>0,95</text:p>
          </table:table-cell>
          <table:table-cell table:formula="of:=EXP(-[.F$3]*[.$A12])" office:value-type="float" office:value="0.984127320055285" calcext:value-type="float">
            <text:p>0,98</text:p>
          </table:table-cell>
          <table:table-cell table:formula="of:=EXP(-[.G$3]*[.$A12])" office:value-type="float" office:value="0.968506582079197" calcext:value-type="float">
            <text:p>0,97</text:p>
          </table:table-cell>
          <table:table-cell table:formula="of:=EXP(-[.H$3]*[.$A12])" office:value-type="float" office:value="0.953133787077505" calcext:value-type="float">
            <text:p>0,95</text:p>
          </table:table-cell>
          <table:table-cell table:formula="of:=EXP(-[.I$3]*[.$A12])" office:value-type="float" office:value="0.938004999530729" calcext:value-type="float">
            <text:p>0,94</text:p>
          </table:table-cell>
          <table:table-cell table:formula="of:=EXP(-[.J$3]*[.$A12])" office:value-type="float" office:value="0.992031914837061" calcext:value-type="float">
            <text:p>0,99</text:p>
          </table:table-cell>
          <table:table-cell table:formula="of:=[.B12]*[.C12]*[.D12]" office:value-type="float" office:value="0.908464016068706" calcext:value-type="float">
            <text:p>0,91</text:p>
          </table:table-cell>
          <table:table-cell table:formula="of:=[.E12]*[.F12]" office:value-type="float" office:value="0.938004999530729" calcext:value-type="float">
            <text:p>0,94</text:p>
          </table:table-cell>
          <table:table-cell table:formula="of:=[.G12]*[.H12]*[.I12]" office:value-type="float" office:value="0.865887748059205" calcext:value-type="float">
            <text:p>0,87</text:p>
          </table:table-cell>
          <table:table-cell table:formula="of:=[.J12]" office:value-type="float" office:value="0.992031914837061" calcext:value-type="float">
            <text:p>0,99</text:p>
          </table:table-cell>
          <table:table-cell table:style-name="ce15" table:formula="of:=[.K12]*[.L12]*[.M12]*[.N12]" office:value-type="float" office:value="0.731981528228313" calcext:value-type="float">
            <text:p>0,7319815</text:p>
          </table:table-cell>
          <table:table-cell table:number-columns-repeated="1009"/>
        </table:table-row>
        <table:table-row table:style-name="ro3">
          <table:table-cell table:style-name="ce6" office:value-type="float" office:value="18" calcext:value-type="float">
            <text:p>18</text:p>
          </table:table-cell>
          <table:table-cell table:formula="of:=EXP(-[.B$3]*[.$A13])" office:value-type="float" office:value="0.982161032358301" calcext:value-type="float">
            <text:p>0,98</text:p>
          </table:table-cell>
          <table:table-cell table:formula="of:=EXP(-[.C$3]*[.$A13])" office:value-type="float" office:value="0.947432106501798" calcext:value-type="float">
            <text:p>0,95</text:p>
          </table:table-cell>
          <table:table-cell table:formula="of:=EXP(-[.D$3]*[.$A13])" office:value-type="float" office:value="0.964640293483123" calcext:value-type="float">
            <text:p>0,96</text:p>
          </table:table-cell>
          <table:table-cell table:formula="of:=EXP(-[.E$3]*[.$A13])" office:value-type="float" office:value="0.947432106501798" calcext:value-type="float">
            <text:p>0,95</text:p>
          </table:table-cell>
          <table:table-cell table:formula="of:=EXP(-[.F$3]*[.$A13])" office:value-type="float" office:value="0.982161032358301" calcext:value-type="float">
            <text:p>0,98</text:p>
          </table:table-cell>
          <table:table-cell table:formula="of:=EXP(-[.G$3]*[.$A13])" office:value-type="float" office:value="0.964640293483123" calcext:value-type="float">
            <text:p>0,96</text:p>
          </table:table-cell>
          <table:table-cell table:formula="of:=EXP(-[.H$3]*[.$A13])" office:value-type="float" office:value="0.947432106501798" calcext:value-type="float">
            <text:p>0,95</text:p>
          </table:table-cell>
          <table:table-cell table:formula="of:=EXP(-[.I$3]*[.$A13])" office:value-type="float" office:value="0.930530895811206" calcext:value-type="float">
            <text:p>0,93</text:p>
          </table:table-cell>
          <table:table-cell table:formula="of:=EXP(-[.J$3]*[.$A13])" office:value-type="float" office:value="0.991040378772884" calcext:value-type="float">
            <text:p>0,99</text:p>
          </table:table-cell>
          <table:table-cell table:formula="of:=[.B13]*[.C13]*[.D13]" office:value-type="float" office:value="0.897627596430435" calcext:value-type="float">
            <text:p>0,9</text:p>
          </table:table-cell>
          <table:table-cell table:formula="of:=[.E13]*[.F13]" office:value-type="float" office:value="0.930530895811206" calcext:value-type="float">
            <text:p>0,93</text:p>
          </table:table-cell>
          <table:table-cell table:formula="of:=[.G13]*[.H13]*[.I13]" office:value-type="float" office:value="0.850441204540233" calcext:value-type="float">
            <text:p>0,85</text:p>
          </table:table-cell>
          <table:table-cell table:formula="of:=[.J13]" office:value-type="float" office:value="0.991040378772884" calcext:value-type="float">
            <text:p>0,99</text:p>
          </table:table-cell>
          <table:table-cell table:style-name="ce15" table:formula="of:=[.K13]*[.L13]*[.M13]*[.N13]" office:value-type="float" office:value="0.703983753855621" calcext:value-type="float">
            <text:p>0,7039838</text:p>
          </table:table-cell>
          <table:table-cell table:number-columns-repeated="1009"/>
        </table:table-row>
        <table:table-row table:style-name="ro3">
          <table:table-cell table:style-name="ce6" office:value-type="float" office:value="20" calcext:value-type="float">
            <text:p>20</text:p>
          </table:table-cell>
          <table:table-cell table:formula="of:=EXP(-[.B$3]*[.$A14])" office:value-type="float" office:value="0.980198673306755" calcext:value-type="float">
            <text:p>0,98</text:p>
          </table:table-cell>
          <table:table-cell table:formula="of:=EXP(-[.C$3]*[.$A14])" office:value-type="float" office:value="0.941764533584249" calcext:value-type="float">
            <text:p>0,94</text:p>
          </table:table-cell>
          <table:table-cell table:formula="of:=EXP(-[.D$3]*[.$A14])" office:value-type="float" office:value="0.960789439152323" calcext:value-type="float">
            <text:p>0,96</text:p>
          </table:table-cell>
          <table:table-cell table:formula="of:=EXP(-[.E$3]*[.$A14])" office:value-type="float" office:value="0.941764533584249" calcext:value-type="float">
            <text:p>0,94</text:p>
          </table:table-cell>
          <table:table-cell table:formula="of:=EXP(-[.F$3]*[.$A14])" office:value-type="float" office:value="0.980198673306755" calcext:value-type="float">
            <text:p>0,98</text:p>
          </table:table-cell>
          <table:table-cell table:formula="of:=EXP(-[.G$3]*[.$A14])" office:value-type="float" office:value="0.960789439152323" calcext:value-type="float">
            <text:p>0,96</text:p>
          </table:table-cell>
          <table:table-cell table:formula="of:=EXP(-[.H$3]*[.$A14])" office:value-type="float" office:value="0.941764533584249" calcext:value-type="float">
            <text:p>0,94</text:p>
          </table:table-cell>
          <table:table-cell table:formula="of:=EXP(-[.I$3]*[.$A14])" office:value-type="float" office:value="0.923116346386636" calcext:value-type="float">
            <text:p>0,92</text:p>
          </table:table-cell>
          <table:table-cell table:formula="of:=EXP(-[.J$3]*[.$A14])" office:value-type="float" office:value="0.990049833749168" calcext:value-type="float">
            <text:p>0,99</text:p>
          </table:table-cell>
          <table:table-cell table:formula="of:=[.B14]*[.C14]*[.D14]" office:value-type="float" office:value="0.886920436717158" calcext:value-type="float">
            <text:p>0,89</text:p>
          </table:table-cell>
          <table:table-cell table:formula="of:=[.E14]*[.F14]" office:value-type="float" office:value="0.923116346386636" calcext:value-type="float">
            <text:p>0,92</text:p>
          </table:table-cell>
          <table:table-cell table:formula="of:=[.G14]*[.H14]*[.I14]" office:value-type="float" office:value="0.835270211411272" calcext:value-type="float">
            <text:p>0,84</text:p>
          </table:table-cell>
          <table:table-cell table:formula="of:=[.J14]" office:value-type="float" office:value="0.990049833749168" calcext:value-type="float">
            <text:p>0,99</text:p>
          </table:table-cell>
          <table:table-cell table:style-name="ce15" table:formula="of:=[.K14]*[.L14]*[.M14]*[.N14]" office:value-type="float" office:value="0.677056874498165" calcext:value-type="float">
            <text:p>0,6770569</text:p>
          </table:table-cell>
          <table:table-cell table:number-columns-repeated="1009"/>
        </table:table-row>
        <table:table-row table:style-name="ro3">
          <table:table-cell table:style-name="ce6" office:value-type="float" office:value="22" calcext:value-type="float">
            <text:p>22</text:p>
          </table:table-cell>
          <table:table-cell table:formula="of:=EXP(-[.B$3]*[.$A15])" office:value-type="float" office:value="0.97824023505121" calcext:value-type="float">
            <text:p>0,98</text:p>
          </table:table-cell>
          <table:table-cell table:formula="of:=EXP(-[.C$3]*[.$A15])" office:value-type="float" office:value="0.936130864291619" calcext:value-type="float">
            <text:p>0,94</text:p>
          </table:table-cell>
          <table:table-cell table:formula="of:=EXP(-[.D$3]*[.$A15])" office:value-type="float" office:value="0.956953957473047" calcext:value-type="float">
            <text:p>0,96</text:p>
          </table:table-cell>
          <table:table-cell table:formula="of:=EXP(-[.E$3]*[.$A15])" office:value-type="float" office:value="0.936130864291619" calcext:value-type="float">
            <text:p>0,94</text:p>
          </table:table-cell>
          <table:table-cell table:formula="of:=EXP(-[.F$3]*[.$A15])" office:value-type="float" office:value="0.97824023505121" calcext:value-type="float">
            <text:p>0,98</text:p>
          </table:table-cell>
          <table:table-cell table:formula="of:=EXP(-[.G$3]*[.$A15])" office:value-type="float" office:value="0.956953957473047" calcext:value-type="float">
            <text:p>0,96</text:p>
          </table:table-cell>
          <table:table-cell table:formula="of:=EXP(-[.H$3]*[.$A15])" office:value-type="float" office:value="0.936130864291619" calcext:value-type="float">
            <text:p>0,94</text:p>
          </table:table-cell>
          <table:table-cell table:formula="of:=EXP(-[.I$3]*[.$A15])" office:value-type="float" office:value="0.915760876723326" calcext:value-type="float">
            <text:p>0,92</text:p>
          </table:table-cell>
          <table:table-cell table:formula="of:=EXP(-[.J$3]*[.$A15])" office:value-type="float" office:value="0.989060278775369" calcext:value-type="float">
            <text:p>0,99</text:p>
          </table:table-cell>
          <table:table-cell table:formula="of:=[.B15]*[.C15]*[.D15]" office:value-type="float" office:value="0.876340995079373" calcext:value-type="float">
            <text:p>0,88</text:p>
          </table:table-cell>
          <table:table-cell table:formula="of:=[.E15]*[.F15]" office:value-type="float" office:value="0.915760876723326" calcext:value-type="float">
            <text:p>0,92</text:p>
          </table:table-cell>
          <table:table-cell table:formula="of:=[.G15]*[.H15]*[.I15]" office:value-type="float" office:value="0.820369853137831" calcext:value-type="float">
            <text:p>0,82</text:p>
          </table:table-cell>
          <table:table-cell table:formula="of:=[.J15]" office:value-type="float" office:value="0.989060278775369" calcext:value-type="float">
            <text:p>0,99</text:p>
          </table:table-cell>
          <table:table-cell table:style-name="ce15" table:formula="of:=[.K15]*[.L15]*[.M15]*[.N15]" office:value-type="float" office:value="0.651159929181032" calcext:value-type="float">
            <text:p>0,6511599</text:p>
          </table:table-cell>
          <table:table-cell table:number-columns-repeated="1009"/>
        </table:table-row>
        <table:table-row table:style-name="ro3">
          <table:table-cell table:style-name="ce6" office:value-type="float" office:value="24" calcext:value-type="float">
            <text:p>24</text:p>
          </table:table-cell>
          <table:table-cell table:formula="of:=EXP(-[.B$3]*[.$A16])" office:value-type="float" office:value="0.976285709757909" calcext:value-type="float">
            <text:p>0,98</text:p>
          </table:table-cell>
          <table:table-cell table:formula="of:=EXP(-[.C$3]*[.$A16])" office:value-type="float" office:value="0.930530895811206" calcext:value-type="float">
            <text:p>0,93</text:p>
          </table:table-cell>
          <table:table-cell table:formula="of:=EXP(-[.D$3]*[.$A16])" office:value-type="float" office:value="0.953133787077505" calcext:value-type="float">
            <text:p>0,95</text:p>
          </table:table-cell>
          <table:table-cell table:formula="of:=EXP(-[.E$3]*[.$A16])" office:value-type="float" office:value="0.930530895811206" calcext:value-type="float">
            <text:p>0,93</text:p>
          </table:table-cell>
          <table:table-cell table:formula="of:=EXP(-[.F$3]*[.$A16])" office:value-type="float" office:value="0.976285709757909" calcext:value-type="float">
            <text:p>0,98</text:p>
          </table:table-cell>
          <table:table-cell table:formula="of:=EXP(-[.G$3]*[.$A16])" office:value-type="float" office:value="0.953133787077505" calcext:value-type="float">
            <text:p>0,95</text:p>
          </table:table-cell>
          <table:table-cell table:formula="of:=EXP(-[.H$3]*[.$A16])" office:value-type="float" office:value="0.930530895811206" calcext:value-type="float">
            <text:p>0,93</text:p>
          </table:table-cell>
          <table:table-cell table:formula="of:=EXP(-[.I$3]*[.$A16])" office:value-type="float" office:value="0.908464016068706" calcext:value-type="float">
            <text:p>0,91</text:p>
          </table:table-cell>
          <table:table-cell table:formula="of:=EXP(-[.J$3]*[.$A16])" office:value-type="float" office:value="0.98807171286193" calcext:value-type="float">
            <text:p>0,99</text:p>
          </table:table-cell>
          <table:table-cell table:formula="of:=[.B16]*[.C16]*[.D16]" office:value-type="float" office:value="0.865887748059205" calcext:value-type="float">
            <text:p>0,87</text:p>
          </table:table-cell>
          <table:table-cell table:formula="of:=[.E16]*[.F16]" office:value-type="float" office:value="0.908464016068706" calcext:value-type="float">
            <text:p>0,91</text:p>
          </table:table-cell>
          <table:table-cell table:formula="of:=[.G16]*[.H16]*[.I16]" office:value-type="float" office:value="0.80573530187348" calcext:value-type="float">
            <text:p>0,81</text:p>
          </table:table-cell>
          <table:table-cell table:formula="of:=[.J16]" office:value-type="float" office:value="0.98807171286193" calcext:value-type="float">
            <text:p>0,99</text:p>
          </table:table-cell>
          <table:table-cell table:style-name="ce15" table:formula="of:=[.K16]*[.L16]*[.M16]*[.N16]" office:value-type="float" office:value="0.626253523657556" calcext:value-type="float">
            <text:p>0,6262535</text:p>
          </table:table-cell>
          <table:table-cell table:number-columns-repeated="1009"/>
        </table:table-row>
        <table:table-row table:style-name="ro3">
          <table:table-cell table:style-name="ce6" office:value-type="float" office:value="26" calcext:value-type="float">
            <text:p>26</text:p>
          </table:table-cell>
          <table:table-cell table:formula="of:=EXP(-[.B$3]*[.$A17])" office:value-type="float" office:value="0.974335089608749" calcext:value-type="float">
            <text:p>0,97</text:p>
          </table:table-cell>
          <table:table-cell table:formula="of:=EXP(-[.C$3]*[.$A17])" office:value-type="float" office:value="0.924964426543539" calcext:value-type="float">
            <text:p>0,92</text:p>
          </table:table-cell>
          <table:table-cell table:formula="of:=EXP(-[.D$3]*[.$A17])" office:value-type="float" office:value="0.949328866842889" calcext:value-type="float">
            <text:p>0,95</text:p>
          </table:table-cell>
          <table:table-cell table:formula="of:=EXP(-[.E$3]*[.$A17])" office:value-type="float" office:value="0.924964426543539" calcext:value-type="float">
            <text:p>0,92</text:p>
          </table:table-cell>
          <table:table-cell table:formula="of:=EXP(-[.F$3]*[.$A17])" office:value-type="float" office:value="0.974335089608749" calcext:value-type="float">
            <text:p>0,97</text:p>
          </table:table-cell>
          <table:table-cell table:formula="of:=EXP(-[.G$3]*[.$A17])" office:value-type="float" office:value="0.949328866842889" calcext:value-type="float">
            <text:p>0,95</text:p>
          </table:table-cell>
          <table:table-cell table:formula="of:=EXP(-[.H$3]*[.$A17])" office:value-type="float" office:value="0.924964426543539" calcext:value-type="float">
            <text:p>0,92</text:p>
          </table:table-cell>
          <table:table-cell table:formula="of:=EXP(-[.I$3]*[.$A17])" office:value-type="float" office:value="0.901225297421205" calcext:value-type="float">
            <text:p>0,9</text:p>
          </table:table-cell>
          <table:table-cell table:formula="of:=EXP(-[.J$3]*[.$A17])" office:value-type="float" office:value="0.987084135020288" calcext:value-type="float">
            <text:p>0,99</text:p>
          </table:table-cell>
          <table:table-cell table:formula="of:=[.B17]*[.C17]*[.D17]" office:value-type="float" office:value="0.855559190371018" calcext:value-type="float">
            <text:p>0,86</text:p>
          </table:table-cell>
          <table:table-cell table:formula="of:=[.E17]*[.F17]" office:value-type="float" office:value="0.901225297421205" calcext:value-type="float">
            <text:p>0,9</text:p>
          </table:table-cell>
          <table:table-cell table:formula="of:=[.G17]*[.H17]*[.I17]" office:value-type="float" office:value="0.791361815895584" calcext:value-type="float">
            <text:p>0,79</text:p>
          </table:table-cell>
          <table:table-cell table:formula="of:=[.J17]" office:value-type="float" office:value="0.987084135020288" calcext:value-type="float">
            <text:p>0,99</text:p>
          </table:table-cell>
          <table:table-cell table:style-name="ce15" table:formula="of:=[.K17]*[.L17]*[.M17]*[.N17]" office:value-type="float" office:value="0.602299770483065" calcext:value-type="float">
            <text:p>0,6022998</text:p>
          </table:table-cell>
          <table:table-cell table:number-columns-repeated="1009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formula="of:=EXP(-[.B$3]*[.$A18])" office:value-type="float" office:value="0.972388366801247" calcext:value-type="float">
            <text:p>0,97</text:p>
          </table:table-cell>
          <table:table-cell table:formula="of:=EXP(-[.C$3]*[.$A18])" office:value-type="float" office:value="0.919431256095125" calcext:value-type="float">
            <text:p>0,92</text:p>
          </table:table-cell>
          <table:table-cell table:formula="of:=EXP(-[.D$3]*[.$A18])" office:value-type="float" office:value="0.945539135890396" calcext:value-type="float">
            <text:p>0,95</text:p>
          </table:table-cell>
          <table:table-cell table:formula="of:=EXP(-[.E$3]*[.$A18])" office:value-type="float" office:value="0.919431256095125" calcext:value-type="float">
            <text:p>0,92</text:p>
          </table:table-cell>
          <table:table-cell table:formula="of:=EXP(-[.F$3]*[.$A18])" office:value-type="float" office:value="0.972388366801247" calcext:value-type="float">
            <text:p>0,97</text:p>
          </table:table-cell>
          <table:table-cell table:formula="of:=EXP(-[.G$3]*[.$A18])" office:value-type="float" office:value="0.945539135890396" calcext:value-type="float">
            <text:p>0,95</text:p>
          </table:table-cell>
          <table:table-cell table:formula="of:=EXP(-[.H$3]*[.$A18])" office:value-type="float" office:value="0.919431256095125" calcext:value-type="float">
            <text:p>0,92</text:p>
          </table:table-cell>
          <table:table-cell table:formula="of:=EXP(-[.I$3]*[.$A18])" office:value-type="float" office:value="0.894044257500357" calcext:value-type="float">
            <text:p>0,89</text:p>
          </table:table-cell>
          <table:table-cell table:formula="of:=EXP(-[.J$3]*[.$A18])" office:value-type="float" office:value="0.986097544262862" calcext:value-type="float">
            <text:p>0,99</text:p>
          </table:table-cell>
          <table:table-cell table:formula="of:=[.B18]*[.C18]*[.D18]" office:value-type="float" office:value="0.845353834684659" calcext:value-type="float">
            <text:p>0,85</text:p>
          </table:table-cell>
          <table:table-cell table:formula="of:=[.E18]*[.F18]" office:value-type="float" office:value="0.894044257500357" calcext:value-type="float">
            <text:p>0,89</text:p>
          </table:table-cell>
          <table:table-cell table:formula="of:=[.G18]*[.H18]*[.I18]" office:value-type="float" office:value="0.777244738068946" calcext:value-type="float">
            <text:p>0,78</text:p>
          </table:table-cell>
          <table:table-cell table:formula="of:=[.J18]" office:value-type="float" office:value="0.986097544262862" calcext:value-type="float">
            <text:p>0,99</text:p>
          </table:table-cell>
          <table:table-cell table:style-name="ce15" table:formula="of:=[.K18]*[.L18]*[.M18]*[.N18]" office:value-type="float" office:value="0.579262231380782" calcext:value-type="float">
            <text:p>0,5792622</text:p>
          </table:table-cell>
          <table:table-cell table:number-columns-repeated="1009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formula="of:=EXP(-[.B$3]*[.$A19])" office:value-type="float" office:value="0.970445533548508" calcext:value-type="float">
            <text:p>0,97</text:p>
          </table:table-cell>
          <table:table-cell table:formula="of:=EXP(-[.C$3]*[.$A19])" office:value-type="float" office:value="0.913931185271228" calcext:value-type="float">
            <text:p>0,91</text:p>
          </table:table-cell>
          <table:table-cell table:formula="of:=EXP(-[.D$3]*[.$A19])" office:value-type="float" office:value="0.941764533584249" calcext:value-type="float">
            <text:p>0,94</text:p>
          </table:table-cell>
          <table:table-cell table:formula="of:=EXP(-[.E$3]*[.$A19])" office:value-type="float" office:value="0.913931185271228" calcext:value-type="float">
            <text:p>0,91</text:p>
          </table:table-cell>
          <table:table-cell table:formula="of:=EXP(-[.F$3]*[.$A19])" office:value-type="float" office:value="0.970445533548508" calcext:value-type="float">
            <text:p>0,97</text:p>
          </table:table-cell>
          <table:table-cell table:formula="of:=EXP(-[.G$3]*[.$A19])" office:value-type="float" office:value="0.941764533584249" calcext:value-type="float">
            <text:p>0,94</text:p>
          </table:table-cell>
          <table:table-cell table:formula="of:=EXP(-[.H$3]*[.$A19])" office:value-type="float" office:value="0.913931185271228" calcext:value-type="float">
            <text:p>0,91</text:p>
          </table:table-cell>
          <table:table-cell table:formula="of:=EXP(-[.I$3]*[.$A19])" office:value-type="float" office:value="0.886920436717158" calcext:value-type="float">
            <text:p>0,89</text:p>
          </table:table-cell>
          <table:table-cell table:formula="of:=EXP(-[.J$3]*[.$A19])" office:value-type="float" office:value="0.985111939603063" calcext:value-type="float">
            <text:p>0,99</text:p>
          </table:table-cell>
          <table:table-cell table:formula="of:=[.B19]*[.C19]*[.D19]" office:value-type="float" office:value="0.835270211411272" calcext:value-type="float">
            <text:p>0,84</text:p>
          </table:table-cell>
          <table:table-cell table:formula="of:=[.E19]*[.F19]" office:value-type="float" office:value="0.886920436717158" calcext:value-type="float">
            <text:p>0,89</text:p>
          </table:table-cell>
          <table:table-cell table:formula="of:=[.G19]*[.H19]*[.I19]" office:value-type="float" office:value="0.763379494336853" calcext:value-type="float">
            <text:p>0,76</text:p>
          </table:table-cell>
          <table:table-cell table:formula="of:=[.J19]" office:value-type="float" office:value="0.985111939603063" calcext:value-type="float">
            <text:p>0,99</text:p>
          </table:table-cell>
          <table:table-cell table:style-name="ce15" table:formula="of:=[.K19]*[.L19]*[.M19]*[.N19]" office:value-type="float" office:value="0.557105861812174" calcext:value-type="float">
            <text:p>0,5571059</text:p>
          </table:table-cell>
          <table:table-cell table:number-columns-repeated="1009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formula="of:=EXP(-[.B$3]*[.$A20])" office:value-type="float" office:value="0.968506582079197" calcext:value-type="float">
            <text:p>0,97</text:p>
          </table:table-cell>
          <table:table-cell table:formula="of:=EXP(-[.C$3]*[.$A20])" office:value-type="float" office:value="0.908464016068706" calcext:value-type="float">
            <text:p>0,91</text:p>
          </table:table-cell>
          <table:table-cell table:formula="of:=EXP(-[.D$3]*[.$A20])" office:value-type="float" office:value="0.938004999530729" calcext:value-type="float">
            <text:p>0,94</text:p>
          </table:table-cell>
          <table:table-cell table:formula="of:=EXP(-[.E$3]*[.$A20])" office:value-type="float" office:value="0.908464016068706" calcext:value-type="float">
            <text:p>0,91</text:p>
          </table:table-cell>
          <table:table-cell table:formula="of:=EXP(-[.F$3]*[.$A20])" office:value-type="float" office:value="0.968506582079197" calcext:value-type="float">
            <text:p>0,97</text:p>
          </table:table-cell>
          <table:table-cell table:formula="of:=EXP(-[.G$3]*[.$A20])" office:value-type="float" office:value="0.938004999530729" calcext:value-type="float">
            <text:p>0,94</text:p>
          </table:table-cell>
          <table:table-cell table:formula="of:=EXP(-[.H$3]*[.$A20])" office:value-type="float" office:value="0.908464016068706" calcext:value-type="float">
            <text:p>0,91</text:p>
          </table:table-cell>
          <table:table-cell table:formula="of:=EXP(-[.I$3]*[.$A20])" office:value-type="float" office:value="0.879853379144644" calcext:value-type="float">
            <text:p>0,88</text:p>
          </table:table-cell>
          <table:table-cell table:formula="of:=EXP(-[.J$3]*[.$A20])" office:value-type="float" office:value="0.984127320055285" calcext:value-type="float">
            <text:p>0,98</text:p>
          </table:table-cell>
          <table:table-cell table:formula="of:=[.B20]*[.C20]*[.D20]" office:value-type="float" office:value="0.825306868491682" calcext:value-type="float">
            <text:p>0,83</text:p>
          </table:table-cell>
          <table:table-cell table:formula="of:=[.E20]*[.F20]" office:value-type="float" office:value="0.879853379144644" calcext:value-type="float">
            <text:p>0,88</text:p>
          </table:table-cell>
          <table:table-cell table:formula="of:=[.G20]*[.H20]*[.I20]" office:value-type="float" office:value="0.749761592239041" calcext:value-type="float">
            <text:p>0,75</text:p>
          </table:table-cell>
          <table:table-cell table:formula="of:=[.J20]" office:value-type="float" office:value="0.984127320055285" calcext:value-type="float">
            <text:p>0,98</text:p>
          </table:table-cell>
          <table:table-cell table:style-name="ce15" table:formula="of:=[.K20]*[.L20]*[.M20]*[.N20]" office:value-type="float" office:value="0.535796957667456" calcext:value-type="float">
            <text:p>0,5357970</text:p>
          </table:table-cell>
          <table:table-cell table:number-columns-repeated="1009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formula="of:=EXP(-[.B$3]*[.$A21])" office:value-type="float" office:value="0.966571504637507" calcext:value-type="float">
            <text:p>0,97</text:p>
          </table:table-cell>
          <table:table-cell table:formula="of:=EXP(-[.C$3]*[.$A21])" office:value-type="float" office:value="0.903029551668877" calcext:value-type="float">
            <text:p>0,9</text:p>
          </table:table-cell>
          <table:table-cell table:formula="of:=EXP(-[.D$3]*[.$A21])" office:value-type="float" office:value="0.934260473577213" calcext:value-type="float">
            <text:p>0,93</text:p>
          </table:table-cell>
          <table:table-cell table:formula="of:=EXP(-[.E$3]*[.$A21])" office:value-type="float" office:value="0.903029551668877" calcext:value-type="float">
            <text:p>0,9</text:p>
          </table:table-cell>
          <table:table-cell table:formula="of:=EXP(-[.F$3]*[.$A21])" office:value-type="float" office:value="0.966571504637507" calcext:value-type="float">
            <text:p>0,97</text:p>
          </table:table-cell>
          <table:table-cell table:formula="of:=EXP(-[.G$3]*[.$A21])" office:value-type="float" office:value="0.934260473577213" calcext:value-type="float">
            <text:p>0,93</text:p>
          </table:table-cell>
          <table:table-cell table:formula="of:=EXP(-[.H$3]*[.$A21])" office:value-type="float" office:value="0.903029551668877" calcext:value-type="float">
            <text:p>0,9</text:p>
          </table:table-cell>
          <table:table-cell table:formula="of:=EXP(-[.I$3]*[.$A21])" office:value-type="float" office:value="0.872842632488719" calcext:value-type="float">
            <text:p>0,87</text:p>
          </table:table-cell>
          <table:table-cell table:formula="of:=EXP(-[.J$3]*[.$A21])" office:value-type="float" office:value="0.98314368463491" calcext:value-type="float">
            <text:p>0,98</text:p>
          </table:table-cell>
          <table:table-cell table:formula="of:=[.B21]*[.C21]*[.D21]" office:value-type="float" office:value="0.815462371187293" calcext:value-type="float">
            <text:p>0,82</text:p>
          </table:table-cell>
          <table:table-cell table:formula="of:=[.E21]*[.F21]" office:value-type="float" office:value="0.872842632488719" calcext:value-type="float">
            <text:p>0,87</text:p>
          </table:table-cell>
          <table:table-cell table:formula="of:=[.G21]*[.H21]*[.I21]" office:value-type="float" office:value="0.7363866194561" calcext:value-type="float">
            <text:p>0,74</text:p>
          </table:table-cell>
          <table:table-cell table:formula="of:=[.J21]" office:value-type="float" office:value="0.98314368463491" calcext:value-type="float">
            <text:p>0,98</text:p>
          </table:table-cell>
          <table:table-cell table:style-name="ce15" table:formula="of:=[.K21]*[.L21]*[.M21]*[.N21]" office:value-type="float" office:value="0.515303103995142" calcext:value-type="float">
            <text:p>0,5153031</text:p>
          </table:table-cell>
          <table:table-cell table:number-columns-repeated="1009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formula="of:=EXP(-[.B$3]*[.$A22])" office:value-type="float" office:value="0.964640293483123" calcext:value-type="float">
            <text:p>0,96</text:p>
          </table:table-cell>
          <table:table-cell table:formula="of:=EXP(-[.C$3]*[.$A22])" office:value-type="float" office:value="0.897627596430435" calcext:value-type="float">
            <text:p>0,9</text:p>
          </table:table-cell>
          <table:table-cell table:formula="of:=EXP(-[.D$3]*[.$A22])" office:value-type="float" office:value="0.930530895811206" calcext:value-type="float">
            <text:p>0,93</text:p>
          </table:table-cell>
          <table:table-cell table:formula="of:=EXP(-[.E$3]*[.$A22])" office:value-type="float" office:value="0.897627596430435" calcext:value-type="float">
            <text:p>0,9</text:p>
          </table:table-cell>
          <table:table-cell table:formula="of:=EXP(-[.F$3]*[.$A22])" office:value-type="float" office:value="0.964640293483123" calcext:value-type="float">
            <text:p>0,96</text:p>
          </table:table-cell>
          <table:table-cell table:formula="of:=EXP(-[.G$3]*[.$A22])" office:value-type="float" office:value="0.930530895811206" calcext:value-type="float">
            <text:p>0,93</text:p>
          </table:table-cell>
          <table:table-cell table:formula="of:=EXP(-[.H$3]*[.$A22])" office:value-type="float" office:value="0.897627596430435" calcext:value-type="float">
            <text:p>0,9</text:p>
          </table:table-cell>
          <table:table-cell table:formula="of:=EXP(-[.I$3]*[.$A22])" office:value-type="float" office:value="0.865887748059205" calcext:value-type="float">
            <text:p>0,87</text:p>
          </table:table-cell>
          <table:table-cell table:formula="of:=EXP(-[.J$3]*[.$A22])" office:value-type="float" office:value="0.982161032358301" calcext:value-type="float">
            <text:p>0,98</text:p>
          </table:table-cell>
          <table:table-cell table:formula="of:=[.B22]*[.C22]*[.D22]" office:value-type="float" office:value="0.80573530187348" calcext:value-type="float">
            <text:p>0,81</text:p>
          </table:table-cell>
          <table:table-cell table:formula="of:=[.E22]*[.F22]" office:value-type="float" office:value="0.865887748059205" calcext:value-type="float">
            <text:p>0,87</text:p>
          </table:table-cell>
          <table:table-cell table:formula="of:=[.G22]*[.H22]*[.I22]" office:value-type="float" office:value="0.723250242379842" calcext:value-type="float">
            <text:p>0,72</text:p>
          </table:table-cell>
          <table:table-cell table:formula="of:=[.J22]" office:value-type="float" office:value="0.982161032358301" calcext:value-type="float">
            <text:p>0,98</text:p>
          </table:table-cell>
          <table:table-cell table:style-name="ce15" table:formula="of:=[.K22]*[.L22]*[.M22]*[.N22]" office:value-type="float" office:value="0.495593125692652" calcext:value-type="float">
            <text:p>0,4955931</text:p>
          </table:table-cell>
          <table:table-cell table:number-columns-repeated="1009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formula="of:=EXP(-[.B$3]*[.$A23])" office:value-type="float" office:value="0.962712940891199" calcext:value-type="float">
            <text:p>0,96</text:p>
          </table:table-cell>
          <table:table-cell table:formula="of:=EXP(-[.C$3]*[.$A23])" office:value-type="float" office:value="0.892257955882408" calcext:value-type="float">
            <text:p>0,89</text:p>
          </table:table-cell>
          <table:table-cell table:formula="of:=EXP(-[.D$3]*[.$A23])" office:value-type="float" office:value="0.926816206559382" calcext:value-type="float">
            <text:p>0,93</text:p>
          </table:table-cell>
          <table:table-cell table:formula="of:=EXP(-[.E$3]*[.$A23])" office:value-type="float" office:value="0.892257955882408" calcext:value-type="float">
            <text:p>0,89</text:p>
          </table:table-cell>
          <table:table-cell table:formula="of:=EXP(-[.F$3]*[.$A23])" office:value-type="float" office:value="0.962712940891199" calcext:value-type="float">
            <text:p>0,96</text:p>
          </table:table-cell>
          <table:table-cell table:formula="of:=EXP(-[.G$3]*[.$A23])" office:value-type="float" office:value="0.926816206559382" calcext:value-type="float">
            <text:p>0,93</text:p>
          </table:table-cell>
          <table:table-cell table:formula="of:=EXP(-[.H$3]*[.$A23])" office:value-type="float" office:value="0.892257955882408" calcext:value-type="float">
            <text:p>0,89</text:p>
          </table:table-cell>
          <table:table-cell table:formula="of:=EXP(-[.I$3]*[.$A23])" office:value-type="float" office:value="0.858988280741123" calcext:value-type="float">
            <text:p>0,86</text:p>
          </table:table-cell>
          <table:table-cell table:formula="of:=EXP(-[.J$3]*[.$A23])" office:value-type="float" office:value="0.981179362242806" calcext:value-type="float">
            <text:p>0,98</text:p>
          </table:table-cell>
          <table:table-cell table:formula="of:=[.B23]*[.C23]*[.D23]" office:value-type="float" office:value="0.796124259835454" calcext:value-type="float">
            <text:p>0,8</text:p>
          </table:table-cell>
          <table:table-cell table:formula="of:=[.E23]*[.F23]" office:value-type="float" office:value="0.858988280741123" calcext:value-type="float">
            <text:p>0,86</text:p>
          </table:table-cell>
          <table:table-cell table:formula="of:=[.G23]*[.H23]*[.I23]" office:value-type="float" office:value="0.710348204709177" calcext:value-type="float">
            <text:p>0,71</text:p>
          </table:table-cell>
          <table:table-cell table:formula="of:=[.J23]" office:value-type="float" office:value="0.981179362242806" calcext:value-type="float">
            <text:p>0,98</text:p>
          </table:table-cell>
          <table:table-cell table:style-name="ce15" table:formula="of:=[.K23]*[.L23]*[.M23]*[.N23]" office:value-type="float" office:value="0.476637040082972" calcext:value-type="float">
            <text:p>0,4766370</text:p>
          </table:table-cell>
          <table:table-cell table:number-columns-repeated="1009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formula="of:=EXP(-[.B$3]*[.$A24])" office:value-type="float" office:value="0.960789439152323" calcext:value-type="float">
            <text:p>0,96</text:p>
          </table:table-cell>
          <table:table-cell table:formula="of:=EXP(-[.C$3]*[.$A24])" office:value-type="float" office:value="0.886920436717158" calcext:value-type="float">
            <text:p>0,89</text:p>
          </table:table-cell>
          <table:table-cell table:formula="of:=EXP(-[.D$3]*[.$A24])" office:value-type="float" office:value="0.923116346386636" calcext:value-type="float">
            <text:p>0,92</text:p>
          </table:table-cell>
          <table:table-cell table:formula="of:=EXP(-[.E$3]*[.$A24])" office:value-type="float" office:value="0.886920436717158" calcext:value-type="float">
            <text:p>0,89</text:p>
          </table:table-cell>
          <table:table-cell table:formula="of:=EXP(-[.F$3]*[.$A24])" office:value-type="float" office:value="0.960789439152323" calcext:value-type="float">
            <text:p>0,96</text:p>
          </table:table-cell>
          <table:table-cell table:formula="of:=EXP(-[.G$3]*[.$A24])" office:value-type="float" office:value="0.923116346386636" calcext:value-type="float">
            <text:p>0,92</text:p>
          </table:table-cell>
          <table:table-cell table:formula="of:=EXP(-[.H$3]*[.$A24])" office:value-type="float" office:value="0.886920436717158" calcext:value-type="float">
            <text:p>0,89</text:p>
          </table:table-cell>
          <table:table-cell table:formula="of:=EXP(-[.I$3]*[.$A24])" office:value-type="float" office:value="0.852143788966211" calcext:value-type="float">
            <text:p>0,85</text:p>
          </table:table-cell>
          <table:table-cell table:formula="of:=EXP(-[.J$3]*[.$A24])" office:value-type="float" office:value="0.980198673306755" calcext:value-type="float">
            <text:p>0,98</text:p>
          </table:table-cell>
          <table:table-cell table:formula="of:=[.B24]*[.C24]*[.D24]" office:value-type="float" office:value="0.786627861066553" calcext:value-type="float">
            <text:p>0,79</text:p>
          </table:table-cell>
          <table:table-cell table:formula="of:=[.E24]*[.F24]" office:value-type="float" office:value="0.852143788966211" calcext:value-type="float">
            <text:p>0,85</text:p>
          </table:table-cell>
          <table:table-cell table:formula="of:=[.G24]*[.H24]*[.I24]" office:value-type="float" office:value="0.697676326071031" calcext:value-type="float">
            <text:p>0,7</text:p>
          </table:table-cell>
          <table:table-cell table:formula="of:=[.J24]" office:value-type="float" office:value="0.980198673306755" calcext:value-type="float">
            <text:p>0,98</text:p>
          </table:table-cell>
          <table:table-cell table:style-name="ce15" table:formula="of:=[.K24]*[.L24]*[.M24]*[.N24]" office:value-type="float" office:value="0.458406011305223" calcext:value-type="float">
            <text:p>0,4584060</text:p>
          </table:table-cell>
          <table:table-cell table:number-columns-repeated="1009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formula="of:=EXP(-[.B$3]*[.$A25])" office:value-type="float" office:value="0.958869780572485" calcext:value-type="float">
            <text:p>0,96</text:p>
          </table:table-cell>
          <table:table-cell table:formula="of:=EXP(-[.C$3]*[.$A25])" office:value-type="float" office:value="0.881614846783416" calcext:value-type="float">
            <text:p>0,88</text:p>
          </table:table-cell>
          <table:table-cell table:formula="of:=EXP(-[.D$3]*[.$A25])" office:value-type="float" office:value="0.919431256095125" calcext:value-type="float">
            <text:p>0,92</text:p>
          </table:table-cell>
          <table:table-cell table:formula="of:=EXP(-[.E$3]*[.$A25])" office:value-type="float" office:value="0.881614846783416" calcext:value-type="float">
            <text:p>0,88</text:p>
          </table:table-cell>
          <table:table-cell table:formula="of:=EXP(-[.F$3]*[.$A25])" office:value-type="float" office:value="0.958869780572485" calcext:value-type="float">
            <text:p>0,96</text:p>
          </table:table-cell>
          <table:table-cell table:formula="of:=EXP(-[.G$3]*[.$A25])" office:value-type="float" office:value="0.919431256095125" calcext:value-type="float">
            <text:p>0,92</text:p>
          </table:table-cell>
          <table:table-cell table:formula="of:=EXP(-[.H$3]*[.$A25])" office:value-type="float" office:value="0.881614846783416" calcext:value-type="float">
            <text:p>0,88</text:p>
          </table:table-cell>
          <table:table-cell table:formula="of:=EXP(-[.I$3]*[.$A25])" office:value-type="float" office:value="0.845353834684659" calcext:value-type="float">
            <text:p>0,85</text:p>
          </table:table-cell>
          <table:table-cell table:formula="of:=EXP(-[.J$3]*[.$A25])" office:value-type="float" office:value="0.97921896456946" calcext:value-type="float">
            <text:p>0,98</text:p>
          </table:table-cell>
          <table:table-cell table:formula="of:=[.B25]*[.C25]*[.D25]" office:value-type="float" office:value="0.777244738068946" calcext:value-type="float">
            <text:p>0,78</text:p>
          </table:table-cell>
          <table:table-cell table:formula="of:=[.E25]*[.F25]" office:value-type="float" office:value="0.845353834684659" calcext:value-type="float">
            <text:p>0,85</text:p>
          </table:table-cell>
          <table:table-cell table:formula="of:=[.G25]*[.H25]*[.I25]" office:value-type="float" office:value="0.68523050066587" calcext:value-type="float">
            <text:p>0,69</text:p>
          </table:table-cell>
          <table:table-cell table:formula="of:=[.J25]" office:value-type="float" office:value="0.97921896456946" calcext:value-type="float">
            <text:p>0,98</text:p>
          </table:table-cell>
          <table:table-cell table:style-name="ce15" table:formula="of:=[.K25]*[.L25]*[.M25]*[.N25]" office:value-type="float" office:value="0.440872306449756" calcext:value-type="float">
            <text:p>0,4408723</text:p>
          </table:table-cell>
          <table:table-cell table:number-columns-repeated="1009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formula="of:=EXP(-[.B$3]*[.$A26])" office:value-type="float" office:value="0.956953957473047" calcext:value-type="float">
            <text:p>0,96</text:p>
          </table:table-cell>
          <table:table-cell table:formula="of:=EXP(-[.C$3]*[.$A26])" office:value-type="float" office:value="0.876340995079373" calcext:value-type="float">
            <text:p>0,88</text:p>
          </table:table-cell>
          <table:table-cell table:formula="of:=EXP(-[.D$3]*[.$A26])" office:value-type="float" office:value="0.915760876723326" calcext:value-type="float">
            <text:p>0,92</text:p>
          </table:table-cell>
          <table:table-cell table:formula="of:=EXP(-[.E$3]*[.$A26])" office:value-type="float" office:value="0.876340995079373" calcext:value-type="float">
            <text:p>0,88</text:p>
          </table:table-cell>
          <table:table-cell table:formula="of:=EXP(-[.F$3]*[.$A26])" office:value-type="float" office:value="0.956953957473047" calcext:value-type="float">
            <text:p>0,96</text:p>
          </table:table-cell>
          <table:table-cell table:formula="of:=EXP(-[.G$3]*[.$A26])" office:value-type="float" office:value="0.915760876723326" calcext:value-type="float">
            <text:p>0,92</text:p>
          </table:table-cell>
          <table:table-cell table:formula="of:=EXP(-[.H$3]*[.$A26])" office:value-type="float" office:value="0.876340995079373" calcext:value-type="float">
            <text:p>0,88</text:p>
          </table:table-cell>
          <table:table-cell table:formula="of:=EXP(-[.I$3]*[.$A26])" office:value-type="float" office:value="0.838617983337074" calcext:value-type="float">
            <text:p>0,84</text:p>
          </table:table-cell>
          <table:table-cell table:formula="of:=EXP(-[.J$3]*[.$A26])" office:value-type="float" office:value="0.97824023505121" calcext:value-type="float">
            <text:p>0,98</text:p>
          </table:table-cell>
          <table:table-cell table:formula="of:=[.B26]*[.C26]*[.D26]" office:value-type="float" office:value="0.767973539656706" calcext:value-type="float">
            <text:p>0,77</text:p>
          </table:table-cell>
          <table:table-cell table:formula="of:=[.E26]*[.F26]" office:value-type="float" office:value="0.838617983337074" calcext:value-type="float">
            <text:p>0,84</text:p>
          </table:table-cell>
          <table:table-cell table:formula="of:=[.G26]*[.H26]*[.I26]" office:value-type="float" office:value="0.673006695937386" calcext:value-type="float">
            <text:p>0,67</text:p>
          </table:table-cell>
          <table:table-cell table:formula="of:=[.J26]" office:value-type="float" office:value="0.97824023505121" calcext:value-type="float">
            <text:p>0,98</text:p>
          </table:table-cell>
          <table:table-cell table:style-name="ce15" table:formula="of:=[.K26]*[.L26]*[.M26]*[.N26]" office:value-type="float" office:value="0.424009253371047" calcext:value-type="float">
            <text:p>0,4240093</text:p>
          </table:table-cell>
          <table:table-cell table:number-columns-repeated="1009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formula="of:=EXP(-[.B$3]*[.$A27])" office:value-type="float" office:value="0.955041962190715" calcext:value-type="float">
            <text:p>0,96</text:p>
          </table:table-cell>
          <table:table-cell table:formula="of:=EXP(-[.C$3]*[.$A27])" office:value-type="float" office:value="0.871098691745798" calcext:value-type="float">
            <text:p>0,87</text:p>
          </table:table-cell>
          <table:table-cell table:formula="of:=EXP(-[.D$3]*[.$A27])" office:value-type="float" office:value="0.91210514954509" calcext:value-type="float">
            <text:p>0,91</text:p>
          </table:table-cell>
          <table:table-cell table:formula="of:=EXP(-[.E$3]*[.$A27])" office:value-type="float" office:value="0.871098691745798" calcext:value-type="float">
            <text:p>0,87</text:p>
          </table:table-cell>
          <table:table-cell table:formula="of:=EXP(-[.F$3]*[.$A27])" office:value-type="float" office:value="0.955041962190715" calcext:value-type="float">
            <text:p>0,96</text:p>
          </table:table-cell>
          <table:table-cell table:formula="of:=EXP(-[.G$3]*[.$A27])" office:value-type="float" office:value="0.91210514954509" calcext:value-type="float">
            <text:p>0,91</text:p>
          </table:table-cell>
          <table:table-cell table:formula="of:=EXP(-[.H$3]*[.$A27])" office:value-type="float" office:value="0.871098691745798" calcext:value-type="float">
            <text:p>0,87</text:p>
          </table:table-cell>
          <table:table-cell table:formula="of:=EXP(-[.I$3]*[.$A27])" office:value-type="float" office:value="0.831935803826672" calcext:value-type="float">
            <text:p>0,83</text:p>
          </table:table-cell>
          <table:table-cell table:formula="of:=EXP(-[.J$3]*[.$A27])" office:value-type="float" office:value="0.977262483773277" calcext:value-type="float">
            <text:p>0,98</text:p>
          </table:table-cell>
          <table:table-cell table:formula="of:=[.B27]*[.C27]*[.D27]" office:value-type="float" office:value="0.758812930761241" calcext:value-type="float">
            <text:p>0,76</text:p>
          </table:table-cell>
          <table:table-cell table:formula="of:=[.E27]*[.F27]" office:value-type="float" office:value="0.831935803826672" calcext:value-type="float">
            <text:p>0,83</text:p>
          </table:table-cell>
          <table:table-cell table:formula="of:=[.G27]*[.H27]*[.I27]" office:value-type="float" office:value="0.661000951265912" calcext:value-type="float">
            <text:p>0,66</text:p>
          </table:table-cell>
          <table:table-cell table:formula="of:=[.J27]" office:value-type="float" office:value="0.977262483773277" calcext:value-type="float">
            <text:p>0,98</text:p>
          </table:table-cell>
          <table:table-cell table:style-name="ce15" table:formula="of:=[.K27]*[.L27]*[.M27]*[.N27]" office:value-type="float" office:value="0.407791200114226" calcext:value-type="float">
            <text:p>0,4077912</text:p>
          </table:table-cell>
          <table:table-cell table:number-columns-repeated="1009"/>
        </table:table-row>
        <table:table-row table:style-name="ro3">
          <table:table-cell table:style-name="ce6" office:value-type="float" office:value="48" calcext:value-type="float">
            <text:p>48</text:p>
          </table:table-cell>
          <table:table-cell table:formula="of:=EXP(-[.B$3]*[.$A28])" office:value-type="float" office:value="0.953133787077505" calcext:value-type="float">
            <text:p>0,95</text:p>
          </table:table-cell>
          <table:table-cell table:formula="of:=EXP(-[.C$3]*[.$A28])" office:value-type="float" office:value="0.865887748059205" calcext:value-type="float">
            <text:p>0,87</text:p>
          </table:table-cell>
          <table:table-cell table:formula="of:=EXP(-[.D$3]*[.$A28])" office:value-type="float" office:value="0.908464016068706" calcext:value-type="float">
            <text:p>0,91</text:p>
          </table:table-cell>
          <table:table-cell table:formula="of:=EXP(-[.E$3]*[.$A28])" office:value-type="float" office:value="0.865887748059205" calcext:value-type="float">
            <text:p>0,87</text:p>
          </table:table-cell>
          <table:table-cell table:formula="of:=EXP(-[.F$3]*[.$A28])" office:value-type="float" office:value="0.953133787077505" calcext:value-type="float">
            <text:p>0,95</text:p>
          </table:table-cell>
          <table:table-cell table:formula="of:=EXP(-[.G$3]*[.$A28])" office:value-type="float" office:value="0.908464016068706" calcext:value-type="float">
            <text:p>0,91</text:p>
          </table:table-cell>
          <table:table-cell table:formula="of:=EXP(-[.H$3]*[.$A28])" office:value-type="float" office:value="0.865887748059205" calcext:value-type="float">
            <text:p>0,87</text:p>
          </table:table-cell>
          <table:table-cell table:formula="of:=EXP(-[.I$3]*[.$A28])" office:value-type="float" office:value="0.825306868491682" calcext:value-type="float">
            <text:p>0,83</text:p>
          </table:table-cell>
          <table:table-cell table:formula="of:=EXP(-[.J$3]*[.$A28])" office:value-type="float" office:value="0.976285709757909" calcext:value-type="float">
            <text:p>0,98</text:p>
          </table:table-cell>
          <table:table-cell table:formula="of:=[.B28]*[.C28]*[.D28]" office:value-type="float" office:value="0.749761592239041" calcext:value-type="float">
            <text:p>0,75</text:p>
          </table:table-cell>
          <table:table-cell table:formula="of:=[.E28]*[.F28]" office:value-type="float" office:value="0.825306868491682" calcext:value-type="float">
            <text:p>0,83</text:p>
          </table:table-cell>
          <table:table-cell table:formula="of:=[.G28]*[.H28]*[.I28]" office:value-type="float" office:value="0.649209376685147" calcext:value-type="float">
            <text:p>0,65</text:p>
          </table:table-cell>
          <table:table-cell table:formula="of:=[.J28]" office:value-type="float" office:value="0.976285709757909" calcext:value-type="float">
            <text:p>0,98</text:p>
          </table:table-cell>
          <table:table-cell table:style-name="ce15" table:formula="of:=[.K28]*[.L28]*[.M28]*[.N28]" office:value-type="float" office:value="0.392193475893505" calcext:value-type="float">
            <text:p>0,3921935</text:p>
          </table:table-cell>
          <table:table-cell table:number-columns-repeated="1009"/>
        </table:table-row>
        <table:table-row table:style-name="ro3">
          <table:table-cell table:style-name="ce6" office:value-type="float" office:value="50" calcext:value-type="float">
            <text:p>50</text:p>
          </table:table-cell>
          <table:table-cell table:formula="of:=EXP(-[.B$3]*[.$A29])" office:value-type="float" office:value="0.951229424500714" calcext:value-type="float">
            <text:p>0,95</text:p>
          </table:table-cell>
          <table:table-cell table:formula="of:=EXP(-[.C$3]*[.$A29])" office:value-type="float" office:value="0.860707976425058" calcext:value-type="float">
            <text:p>0,86</text:p>
          </table:table-cell>
          <table:table-cell table:formula="of:=EXP(-[.D$3]*[.$A29])" office:value-type="float" office:value="0.90483741803596" calcext:value-type="float">
            <text:p>0,9</text:p>
          </table:table-cell>
          <table:table-cell table:formula="of:=EXP(-[.E$3]*[.$A29])" office:value-type="float" office:value="0.860707976425058" calcext:value-type="float">
            <text:p>0,86</text:p>
          </table:table-cell>
          <table:table-cell table:formula="of:=EXP(-[.F$3]*[.$A29])" office:value-type="float" office:value="0.951229424500714" calcext:value-type="float">
            <text:p>0,95</text:p>
          </table:table-cell>
          <table:table-cell table:formula="of:=EXP(-[.G$3]*[.$A29])" office:value-type="float" office:value="0.90483741803596" calcext:value-type="float">
            <text:p>0,9</text:p>
          </table:table-cell>
          <table:table-cell table:formula="of:=EXP(-[.H$3]*[.$A29])" office:value-type="float" office:value="0.860707976425058" calcext:value-type="float">
            <text:p>0,86</text:p>
          </table:table-cell>
          <table:table-cell table:formula="of:=EXP(-[.I$3]*[.$A29])" office:value-type="float" office:value="0.818730753077982" calcext:value-type="float">
            <text:p>0,82</text:p>
          </table:table-cell>
          <table:table-cell table:formula="of:=EXP(-[.J$3]*[.$A29])" office:value-type="float" office:value="0.975309912028333" calcext:value-type="float">
            <text:p>0,98</text:p>
          </table:table-cell>
          <table:table-cell table:formula="of:=[.B29]*[.C29]*[.D29]" office:value-type="float" office:value="0.740818220681718" calcext:value-type="float">
            <text:p>0,74</text:p>
          </table:table-cell>
          <table:table-cell table:formula="of:=[.E29]*[.F29]" office:value-type="float" office:value="0.818730753077982" calcext:value-type="float">
            <text:p>0,82</text:p>
          </table:table-cell>
          <table:table-cell table:formula="of:=[.G29]*[.H29]*[.I29]" office:value-type="float" office:value="0.637628151621773" calcext:value-type="float">
            <text:p>0,64</text:p>
          </table:table-cell>
          <table:table-cell table:formula="of:=[.J29]" office:value-type="float" office:value="0.975309912028333" calcext:value-type="float">
            <text:p>0,98</text:p>
          </table:table-cell>
          <table:table-cell table:style-name="ce15" table:formula="of:=[.K29]*[.L29]*[.M29]*[.N29]" office:value-type="float" office:value="0.377192353563157" calcext:value-type="float">
            <text:p>0,3771924</text:p>
          </table:table-cell>
          <table:table-cell table:number-columns-repeated="1009"/>
        </table:table-row>
        <table:table-row table:style-name="ro3">
          <table:table-cell table:style-name="ce6" office:value-type="float" office:value="52" calcext:value-type="float">
            <text:p>52</text:p>
          </table:table-cell>
          <table:table-cell table:formula="of:=EXP(-[.B$3]*[.$A30])" office:value-type="float" office:value="0.949328866842889" calcext:value-type="float">
            <text:p>0,95</text:p>
          </table:table-cell>
          <table:table-cell table:formula="of:=EXP(-[.C$3]*[.$A30])" office:value-type="float" office:value="0.855559190371018" calcext:value-type="float">
            <text:p>0,86</text:p>
          </table:table-cell>
          <table:table-cell table:formula="of:=EXP(-[.D$3]*[.$A30])" office:value-type="float" office:value="0.901225297421205" calcext:value-type="float">
            <text:p>0,9</text:p>
          </table:table-cell>
          <table:table-cell table:formula="of:=EXP(-[.E$3]*[.$A30])" office:value-type="float" office:value="0.855559190371018" calcext:value-type="float">
            <text:p>0,86</text:p>
          </table:table-cell>
          <table:table-cell table:formula="of:=EXP(-[.F$3]*[.$A30])" office:value-type="float" office:value="0.949328866842889" calcext:value-type="float">
            <text:p>0,95</text:p>
          </table:table-cell>
          <table:table-cell table:formula="of:=EXP(-[.G$3]*[.$A30])" office:value-type="float" office:value="0.901225297421205" calcext:value-type="float">
            <text:p>0,9</text:p>
          </table:table-cell>
          <table:table-cell table:formula="of:=EXP(-[.H$3]*[.$A30])" office:value-type="float" office:value="0.855559190371018" calcext:value-type="float">
            <text:p>0,86</text:p>
          </table:table-cell>
          <table:table-cell table:formula="of:=EXP(-[.I$3]*[.$A30])" office:value-type="float" office:value="0.812207036711939" calcext:value-type="float">
            <text:p>0,81</text:p>
          </table:table-cell>
          <table:table-cell table:formula="of:=EXP(-[.J$3]*[.$A30])" office:value-type="float" office:value="0.974335089608749" calcext:value-type="float">
            <text:p>0,97</text:p>
          </table:table-cell>
          <table:table-cell table:formula="of:=[.B30]*[.C30]*[.D30]" office:value-type="float" office:value="0.731981528228313" calcext:value-type="float">
            <text:p>0,73</text:p>
          </table:table-cell>
          <table:table-cell table:formula="of:=[.E30]*[.F30]" office:value-type="float" office:value="0.812207036711939" calcext:value-type="float">
            <text:p>0,81</text:p>
          </table:table-cell>
          <table:table-cell table:formula="of:=[.G30]*[.H30]*[.I30]" office:value-type="float" office:value="0.626253523657556" calcext:value-type="float">
            <text:p>0,63</text:p>
          </table:table-cell>
          <table:table-cell table:formula="of:=[.J30]" office:value-type="float" office:value="0.974335089608749" calcext:value-type="float">
            <text:p>0,97</text:p>
          </table:table-cell>
          <table:table-cell table:style-name="ce15" table:formula="of:=[.K30]*[.L30]*[.M30]*[.N30]" office:value-type="float" office:value="0.362765013523953" calcext:value-type="float">
            <text:p>0,3627650</text:p>
          </table:table-cell>
          <table:table-cell table:number-columns-repeated="1009"/>
        </table:table-row>
        <table:table-row table:style-name="ro3">
          <table:table-cell table:style-name="ce6" office:value-type="float" office:value="54" calcext:value-type="float">
            <text:p>54</text:p>
          </table:table-cell>
          <table:table-cell table:formula="of:=EXP(-[.B$3]*[.$A31])" office:value-type="float" office:value="0.947432106501798" calcext:value-type="float">
            <text:p>0,95</text:p>
          </table:table-cell>
          <table:table-cell table:formula="of:=EXP(-[.C$3]*[.$A31])" office:value-type="float" office:value="0.850441204540233" calcext:value-type="float">
            <text:p>0,85</text:p>
          </table:table-cell>
          <table:table-cell table:formula="of:=EXP(-[.D$3]*[.$A31])" office:value-type="float" office:value="0.897627596430435" calcext:value-type="float">
            <text:p>0,9</text:p>
          </table:table-cell>
          <table:table-cell table:formula="of:=EXP(-[.E$3]*[.$A31])" office:value-type="float" office:value="0.850441204540233" calcext:value-type="float">
            <text:p>0,85</text:p>
          </table:table-cell>
          <table:table-cell table:formula="of:=EXP(-[.F$3]*[.$A31])" office:value-type="float" office:value="0.947432106501798" calcext:value-type="float">
            <text:p>0,95</text:p>
          </table:table-cell>
          <table:table-cell table:formula="of:=EXP(-[.G$3]*[.$A31])" office:value-type="float" office:value="0.897627596430435" calcext:value-type="float">
            <text:p>0,9</text:p>
          </table:table-cell>
          <table:table-cell table:formula="of:=EXP(-[.H$3]*[.$A31])" office:value-type="float" office:value="0.850441204540233" calcext:value-type="float">
            <text:p>0,85</text:p>
          </table:table-cell>
          <table:table-cell table:formula="of:=EXP(-[.I$3]*[.$A31])" office:value-type="float" office:value="0.80573530187348" calcext:value-type="float">
            <text:p>0,81</text:p>
          </table:table-cell>
          <table:table-cell table:formula="of:=EXP(-[.J$3]*[.$A31])" office:value-type="float" office:value="0.973361241524337" calcext:value-type="float">
            <text:p>0,97</text:p>
          </table:table-cell>
          <table:table-cell table:formula="of:=[.B31]*[.C31]*[.D31]" office:value-type="float" office:value="0.723250242379842" calcext:value-type="float">
            <text:p>0,72</text:p>
          </table:table-cell>
          <table:table-cell table:formula="of:=[.E31]*[.F31]" office:value-type="float" office:value="0.80573530187348" calcext:value-type="float">
            <text:p>0,81</text:p>
          </table:table-cell>
          <table:table-cell table:formula="of:=[.G31]*[.H31]*[.I31]" office:value-type="float" office:value="0.615081807313529" calcext:value-type="float">
            <text:p>0,62</text:p>
          </table:table-cell>
          <table:table-cell table:formula="of:=[.J31]" office:value-type="float" office:value="0.973361241524337" calcext:value-type="float">
            <text:p>0,97</text:p>
          </table:table-cell>
          <table:table-cell table:style-name="ce15" table:formula="of:=[.K31]*[.L31]*[.M31]*[.N31]" office:value-type="float" office:value="0.348889509010153" calcext:value-type="float">
            <text:p>0,3488895</text:p>
          </table:table-cell>
          <table:table-cell table:number-columns-repeated="1009"/>
        </table:table-row>
        <table:table-row table:style-name="ro3">
          <table:table-cell table:style-name="ce6" office:value-type="float" office:value="56" calcext:value-type="float">
            <text:p>56</text:p>
          </table:table-cell>
          <table:table-cell table:formula="of:=EXP(-[.B$3]*[.$A32])" office:value-type="float" office:value="0.945539135890396" calcext:value-type="float">
            <text:p>0,95</text:p>
          </table:table-cell>
          <table:table-cell table:formula="of:=EXP(-[.C$3]*[.$A32])" office:value-type="float" office:value="0.845353834684659" calcext:value-type="float">
            <text:p>0,85</text:p>
          </table:table-cell>
          <table:table-cell table:formula="of:=EXP(-[.D$3]*[.$A32])" office:value-type="float" office:value="0.894044257500357" calcext:value-type="float">
            <text:p>0,89</text:p>
          </table:table-cell>
          <table:table-cell table:formula="of:=EXP(-[.E$3]*[.$A32])" office:value-type="float" office:value="0.845353834684659" calcext:value-type="float">
            <text:p>0,85</text:p>
          </table:table-cell>
          <table:table-cell table:formula="of:=EXP(-[.F$3]*[.$A32])" office:value-type="float" office:value="0.945539135890396" calcext:value-type="float">
            <text:p>0,95</text:p>
          </table:table-cell>
          <table:table-cell table:formula="of:=EXP(-[.G$3]*[.$A32])" office:value-type="float" office:value="0.894044257500357" calcext:value-type="float">
            <text:p>0,89</text:p>
          </table:table-cell>
          <table:table-cell table:formula="of:=EXP(-[.H$3]*[.$A32])" office:value-type="float" office:value="0.845353834684659" calcext:value-type="float">
            <text:p>0,85</text:p>
          </table:table-cell>
          <table:table-cell table:formula="of:=EXP(-[.I$3]*[.$A32])" office:value-type="float" office:value="0.799315134369365" calcext:value-type="float">
            <text:p>0,8</text:p>
          </table:table-cell>
          <table:table-cell table:formula="of:=EXP(-[.J$3]*[.$A32])" office:value-type="float" office:value="0.972388366801247" calcext:value-type="float">
            <text:p>0,97</text:p>
          </table:table-cell>
          <table:table-cell table:formula="of:=[.B32]*[.C32]*[.D32]" office:value-type="float" office:value="0.714623105816057" calcext:value-type="float">
            <text:p>0,71</text:p>
          </table:table-cell>
          <table:table-cell table:formula="of:=[.E32]*[.F32]" office:value-type="float" office:value="0.799315134369365" calcext:value-type="float">
            <text:p>0,8</text:p>
          </table:table-cell>
          <table:table-cell table:formula="of:=[.G32]*[.H32]*[.I32]" office:value-type="float" office:value="0.604109382855865" calcext:value-type="float">
            <text:p>0,6</text:p>
          </table:table-cell>
          <table:table-cell table:formula="of:=[.J32]" office:value-type="float" office:value="0.972388366801247" calcext:value-type="float">
            <text:p>0,97</text:p>
          </table:table-cell>
          <table:table-cell table:style-name="ce15" table:formula="of:=[.K32]*[.L32]*[.M32]*[.N32]" office:value-type="float" office:value="0.335544732704243" calcext:value-type="float">
            <text:p>0,3355447</text:p>
          </table:table-cell>
          <table:table-cell table:number-columns-repeated="1009"/>
        </table:table-row>
        <table:table-row table:style-name="ro3">
          <table:table-cell table:style-name="ce6" office:value-type="float" office:value="58" calcext:value-type="float">
            <text:p>58</text:p>
          </table:table-cell>
          <table:table-cell table:formula="of:=EXP(-[.B$3]*[.$A33])" office:value-type="float" office:value="0.943649947436798" calcext:value-type="float">
            <text:p>0,94</text:p>
          </table:table-cell>
          <table:table-cell table:formula="of:=EXP(-[.C$3]*[.$A33])" office:value-type="float" office:value="0.840296897658431" calcext:value-type="float">
            <text:p>0,84</text:p>
          </table:table-cell>
          <table:table-cell table:formula="of:=EXP(-[.D$3]*[.$A33])" office:value-type="float" office:value="0.890475223297473" calcext:value-type="float">
            <text:p>0,89</text:p>
          </table:table-cell>
          <table:table-cell table:formula="of:=EXP(-[.E$3]*[.$A33])" office:value-type="float" office:value="0.840296897658431" calcext:value-type="float">
            <text:p>0,84</text:p>
          </table:table-cell>
          <table:table-cell table:formula="of:=EXP(-[.F$3]*[.$A33])" office:value-type="float" office:value="0.943649947436798" calcext:value-type="float">
            <text:p>0,94</text:p>
          </table:table-cell>
          <table:table-cell table:formula="of:=EXP(-[.G$3]*[.$A33])" office:value-type="float" office:value="0.890475223297473" calcext:value-type="float">
            <text:p>0,89</text:p>
          </table:table-cell>
          <table:table-cell table:formula="of:=EXP(-[.H$3]*[.$A33])" office:value-type="float" office:value="0.840296897658431" calcext:value-type="float">
            <text:p>0,84</text:p>
          </table:table-cell>
          <table:table-cell table:formula="of:=EXP(-[.I$3]*[.$A33])" office:value-type="float" office:value="0.792946123306684" calcext:value-type="float">
            <text:p>0,79</text:p>
          </table:table-cell>
          <table:table-cell table:formula="of:=EXP(-[.J$3]*[.$A33])" office:value-type="float" office:value="0.971416464466605" calcext:value-type="float">
            <text:p>0,97</text:p>
          </table:table-cell>
          <table:table-cell table:formula="of:=[.B33]*[.C33]*[.D33]" office:value-type="float" office:value="0.706098876214384" calcext:value-type="float">
            <text:p>0,71</text:p>
          </table:table-cell>
          <table:table-cell table:formula="of:=[.E33]*[.F33]" office:value-type="float" office:value="0.792946123306684" calcext:value-type="float">
            <text:p>0,79</text:p>
          </table:table-cell>
          <table:table-cell table:formula="of:=[.G33]*[.H33]*[.I33]" office:value-type="float" office:value="0.593332695123052" calcext:value-type="float">
            <text:p>0,59</text:p>
          </table:table-cell>
          <table:table-cell table:formula="of:=[.J33]" office:value-type="float" office:value="0.971416464466605" calcext:value-type="float">
            <text:p>0,97</text:p>
          </table:table-cell>
          <table:table-cell table:style-name="ce15" table:formula="of:=[.K33]*[.L33]*[.M33]*[.N33]" office:value-type="float" office:value="0.322710384628633" calcext:value-type="float">
            <text:p>0,3227104</text:p>
          </table:table-cell>
          <table:table-cell table:number-columns-repeated="1009"/>
        </table:table-row>
        <table:table-row table:style-name="ro3">
          <table:table-cell table:style-name="ce6" office:value-type="float" office:value="60" calcext:value-type="float">
            <text:p>60</text:p>
          </table:table-cell>
          <table:table-cell table:formula="of:=EXP(-[.B$3]*[.$A34])" office:value-type="float" office:value="0.941764533584249" calcext:value-type="float">
            <text:p>0,94</text:p>
          </table:table-cell>
          <table:table-cell table:formula="of:=EXP(-[.C$3]*[.$A34])" office:value-type="float" office:value="0.835270211411272" calcext:value-type="float">
            <text:p>0,84</text:p>
          </table:table-cell>
          <table:table-cell table:formula="of:=EXP(-[.D$3]*[.$A34])" office:value-type="float" office:value="0.886920436717158" calcext:value-type="float">
            <text:p>0,89</text:p>
          </table:table-cell>
          <table:table-cell table:formula="of:=EXP(-[.E$3]*[.$A34])" office:value-type="float" office:value="0.835270211411272" calcext:value-type="float">
            <text:p>0,84</text:p>
          </table:table-cell>
          <table:table-cell table:formula="of:=EXP(-[.F$3]*[.$A34])" office:value-type="float" office:value="0.941764533584249" calcext:value-type="float">
            <text:p>0,94</text:p>
          </table:table-cell>
          <table:table-cell table:formula="of:=EXP(-[.G$3]*[.$A34])" office:value-type="float" office:value="0.886920436717158" calcext:value-type="float">
            <text:p>0,89</text:p>
          </table:table-cell>
          <table:table-cell table:formula="of:=EXP(-[.H$3]*[.$A34])" office:value-type="float" office:value="0.835270211411272" calcext:value-type="float">
            <text:p>0,84</text:p>
          </table:table-cell>
          <table:table-cell table:formula="of:=EXP(-[.I$3]*[.$A34])" office:value-type="float" office:value="0.786627861066553" calcext:value-type="float">
            <text:p>0,79</text:p>
          </table:table-cell>
          <table:table-cell table:formula="of:=EXP(-[.J$3]*[.$A34])" office:value-type="float" office:value="0.970445533548508" calcext:value-type="float">
            <text:p>0,97</text:p>
          </table:table-cell>
          <table:table-cell table:formula="of:=[.B34]*[.C34]*[.D34]" office:value-type="float" office:value="0.697676326071031" calcext:value-type="float">
            <text:p>0,7</text:p>
          </table:table-cell>
          <table:table-cell table:formula="of:=[.E34]*[.F34]" office:value-type="float" office:value="0.786627861066553" calcext:value-type="float">
            <text:p>0,79</text:p>
          </table:table-cell>
          <table:table-cell table:formula="of:=[.G34]*[.H34]*[.I34]" office:value-type="float" office:value="0.58274825237399" calcext:value-type="float">
            <text:p>0,58</text:p>
          </table:table-cell>
          <table:table-cell table:formula="of:=[.J34]" office:value-type="float" office:value="0.970445533548508" calcext:value-type="float">
            <text:p>0,97</text:p>
          </table:table-cell>
          <table:table-cell table:style-name="ce15" table:formula="of:=[.K34]*[.L34]*[.M34]*[.N34]" office:value-type="float" office:value="0.310366941265485" calcext:value-type="float">
            <text:p>0,3103669</text:p>
          </table:table-cell>
          <table:table-cell table:number-columns-repeated="1009"/>
        </table:table-row>
        <table:table-row table:style-name="ro3">
          <table:table-cell table:style-name="ce6" office:value-type="float" office:value="62" calcext:value-type="float">
            <text:p>62</text:p>
          </table:table-cell>
          <table:table-cell table:formula="of:=EXP(-[.B$3]*[.$A35])" office:value-type="float" office:value="0.939882886791089" calcext:value-type="float">
            <text:p>0,94</text:p>
          </table:table-cell>
          <table:table-cell table:formula="of:=EXP(-[.C$3]*[.$A35])" office:value-type="float" office:value="0.830273594981933" calcext:value-type="float">
            <text:p>0,83</text:p>
          </table:table-cell>
          <table:table-cell table:formula="of:=EXP(-[.D$3]*[.$A35])" office:value-type="float" office:value="0.883379840882751" calcext:value-type="float">
            <text:p>0,88</text:p>
          </table:table-cell>
          <table:table-cell table:formula="of:=EXP(-[.E$3]*[.$A35])" office:value-type="float" office:value="0.830273594981933" calcext:value-type="float">
            <text:p>0,83</text:p>
          </table:table-cell>
          <table:table-cell table:formula="of:=EXP(-[.F$3]*[.$A35])" office:value-type="float" office:value="0.939882886791089" calcext:value-type="float">
            <text:p>0,94</text:p>
          </table:table-cell>
          <table:table-cell table:formula="of:=EXP(-[.G$3]*[.$A35])" office:value-type="float" office:value="0.883379840882751" calcext:value-type="float">
            <text:p>0,88</text:p>
          </table:table-cell>
          <table:table-cell table:formula="of:=EXP(-[.H$3]*[.$A35])" office:value-type="float" office:value="0.830273594981933" calcext:value-type="float">
            <text:p>0,83</text:p>
          </table:table-cell>
          <table:table-cell table:formula="of:=EXP(-[.I$3]*[.$A35])" office:value-type="float" office:value="0.780359943278034" calcext:value-type="float">
            <text:p>0,78</text:p>
          </table:table-cell>
          <table:table-cell table:formula="of:=EXP(-[.J$3]*[.$A35])" office:value-type="float" office:value="0.969475573076026" calcext:value-type="float">
            <text:p>0,97</text:p>
          </table:table-cell>
          <table:table-cell table:formula="of:=[.B35]*[.C35]*[.D35]" office:value-type="float" office:value="0.689354242524222" calcext:value-type="float">
            <text:p>0,69</text:p>
          </table:table-cell>
          <table:table-cell table:formula="of:=[.E35]*[.F35]" office:value-type="float" office:value="0.780359943278034" calcext:value-type="float">
            <text:p>0,78</text:p>
          </table:table-cell>
          <table:table-cell table:formula="of:=[.G35]*[.H35]*[.I35]" office:value-type="float" office:value="0.572352625156633" calcext:value-type="float">
            <text:p>0,57</text:p>
          </table:table-cell>
          <table:table-cell table:formula="of:=[.J35]" office:value-type="float" office:value="0.969475573076026" calcext:value-type="float">
            <text:p>0,97</text:p>
          </table:table-cell>
          <table:table-cell table:style-name="ce15" table:formula="of:=[.K35]*[.L35]*[.M35]*[.N35]" office:value-type="float" office:value="0.298495625857669" calcext:value-type="float">
            <text:p>0,2984956</text:p>
          </table:table-cell>
          <table:table-cell table:number-columns-repeated="1009"/>
        </table:table-row>
        <table:table-row table:style-name="ro3">
          <table:table-cell table:style-name="ce6" office:value-type="float" office:value="64" calcext:value-type="float">
            <text:p>64</text:p>
          </table:table-cell>
          <table:table-cell table:formula="of:=EXP(-[.B$3]*[.$A36])" office:value-type="float" office:value="0.938004999530729" calcext:value-type="float">
            <text:p>0,94</text:p>
          </table:table-cell>
          <table:table-cell table:formula="of:=EXP(-[.C$3]*[.$A36])" office:value-type="float" office:value="0.825306868491682" calcext:value-type="float">
            <text:p>0,83</text:p>
          </table:table-cell>
          <table:table-cell table:formula="of:=EXP(-[.D$3]*[.$A36])" office:value-type="float" office:value="0.879853379144644" calcext:value-type="float">
            <text:p>0,88</text:p>
          </table:table-cell>
          <table:table-cell table:formula="of:=EXP(-[.E$3]*[.$A36])" office:value-type="float" office:value="0.825306868491682" calcext:value-type="float">
            <text:p>0,83</text:p>
          </table:table-cell>
          <table:table-cell table:formula="of:=EXP(-[.F$3]*[.$A36])" office:value-type="float" office:value="0.938004999530729" calcext:value-type="float">
            <text:p>0,94</text:p>
          </table:table-cell>
          <table:table-cell table:formula="of:=EXP(-[.G$3]*[.$A36])" office:value-type="float" office:value="0.879853379144644" calcext:value-type="float">
            <text:p>0,88</text:p>
          </table:table-cell>
          <table:table-cell table:formula="of:=EXP(-[.H$3]*[.$A36])" office:value-type="float" office:value="0.825306868491682" calcext:value-type="float">
            <text:p>0,83</text:p>
          </table:table-cell>
          <table:table-cell table:formula="of:=EXP(-[.I$3]*[.$A36])" office:value-type="float" office:value="0.774141968792248" calcext:value-type="float">
            <text:p>0,77</text:p>
          </table:table-cell>
          <table:table-cell table:formula="of:=EXP(-[.J$3]*[.$A36])" office:value-type="float" office:value="0.968506582079197" calcext:value-type="float">
            <text:p>0,97</text:p>
          </table:table-cell>
          <table:table-cell table:formula="of:=[.B36]*[.C36]*[.D36]" office:value-type="float" office:value="0.681131427179547" calcext:value-type="float">
            <text:p>0,68</text:p>
          </table:table-cell>
          <table:table-cell table:formula="of:=[.E36]*[.F36]" office:value-type="float" office:value="0.774141968792248" calcext:value-type="float">
            <text:p>0,77</text:p>
          </table:table-cell>
          <table:table-cell table:formula="of:=[.G36]*[.H36]*[.I36]" office:value-type="float" office:value="0.562142445196822" calcext:value-type="float">
            <text:p>0,56</text:p>
          </table:table-cell>
          <table:table-cell table:formula="of:=[.J36]" office:value-type="float" office:value="0.968506582079197" calcext:value-type="float">
            <text:p>0,97</text:p>
          </table:table-cell>
          <table:table-cell table:style-name="ce15" table:formula="of:=[.K36]*[.L36]*[.M36]*[.N36]" office:value-type="float" office:value="0.287078379845702" calcext:value-type="float">
            <text:p>0,2870784</text:p>
          </table:table-cell>
          <table:table-cell table:number-columns-repeated="1009"/>
        </table:table-row>
        <table:table-row table:style-name="ro3">
          <table:table-cell table:style-name="ce6" office:value-type="float" office:value="66" calcext:value-type="float">
            <text:p>66</text:p>
          </table:table-cell>
          <table:table-cell table:formula="of:=EXP(-[.B$3]*[.$A37])" office:value-type="float" office:value="0.936130864291619" calcext:value-type="float">
            <text:p>0,94</text:p>
          </table:table-cell>
          <table:table-cell table:formula="of:=EXP(-[.C$3]*[.$A37])" office:value-type="float" office:value="0.820369853137831" calcext:value-type="float">
            <text:p>0,82</text:p>
          </table:table-cell>
          <table:table-cell table:formula="of:=EXP(-[.D$3]*[.$A37])" office:value-type="float" office:value="0.876340995079373" calcext:value-type="float">
            <text:p>0,88</text:p>
          </table:table-cell>
          <table:table-cell table:formula="of:=EXP(-[.E$3]*[.$A37])" office:value-type="float" office:value="0.820369853137831" calcext:value-type="float">
            <text:p>0,82</text:p>
          </table:table-cell>
          <table:table-cell table:formula="of:=EXP(-[.F$3]*[.$A37])" office:value-type="float" office:value="0.936130864291619" calcext:value-type="float">
            <text:p>0,94</text:p>
          </table:table-cell>
          <table:table-cell table:formula="of:=EXP(-[.G$3]*[.$A37])" office:value-type="float" office:value="0.876340995079373" calcext:value-type="float">
            <text:p>0,88</text:p>
          </table:table-cell>
          <table:table-cell table:formula="of:=EXP(-[.H$3]*[.$A37])" office:value-type="float" office:value="0.820369853137831" calcext:value-type="float">
            <text:p>0,82</text:p>
          </table:table-cell>
          <table:table-cell table:formula="of:=EXP(-[.I$3]*[.$A37])" office:value-type="float" office:value="0.767973539656706" calcext:value-type="float">
            <text:p>0,77</text:p>
          </table:table-cell>
          <table:table-cell table:formula="of:=EXP(-[.J$3]*[.$A37])" office:value-type="float" office:value="0.967538559589032" calcext:value-type="float">
            <text:p>0,97</text:p>
          </table:table-cell>
          <table:table-cell table:formula="of:=[.B37]*[.C37]*[.D37]" office:value-type="float" office:value="0.673006695937387" calcext:value-type="float">
            <text:p>0,67</text:p>
          </table:table-cell>
          <table:table-cell table:formula="of:=[.E37]*[.F37]" office:value-type="float" office:value="0.767973539656706" calcext:value-type="float">
            <text:p>0,77</text:p>
          </table:table-cell>
          <table:table-cell table:formula="of:=[.G37]*[.H37]*[.I37]" office:value-type="float" office:value="0.552114404306931" calcext:value-type="float">
            <text:p>0,55</text:p>
          </table:table-cell>
          <table:table-cell table:formula="of:=[.J37]" office:value-type="float" office:value="0.967538559589032" calcext:value-type="float">
            <text:p>0,97</text:p>
          </table:table-cell>
          <table:table-cell table:style-name="ce15" table:formula="of:=[.K37]*[.L37]*[.M37]*[.N37]" office:value-type="float" office:value="0.276097835397194" calcext:value-type="float">
            <text:p>0,2760978</text:p>
          </table:table-cell>
          <table:table-cell table:number-columns-repeated="1009"/>
        </table:table-row>
        <table:table-row table:style-name="ro3">
          <table:table-cell table:style-name="ce6" office:value-type="float" office:value="68" calcext:value-type="float">
            <text:p>68</text:p>
          </table:table-cell>
          <table:table-cell table:formula="of:=EXP(-[.B$3]*[.$A38])" office:value-type="float" office:value="0.934260473577213" calcext:value-type="float">
            <text:p>0,93</text:p>
          </table:table-cell>
          <table:table-cell table:formula="of:=EXP(-[.C$3]*[.$A38])" office:value-type="float" office:value="0.815462371187293" calcext:value-type="float">
            <text:p>0,82</text:p>
          </table:table-cell>
          <table:table-cell table:formula="of:=EXP(-[.D$3]*[.$A38])" office:value-type="float" office:value="0.872842632488719" calcext:value-type="float">
            <text:p>0,87</text:p>
          </table:table-cell>
          <table:table-cell table:formula="of:=EXP(-[.E$3]*[.$A38])" office:value-type="float" office:value="0.815462371187293" calcext:value-type="float">
            <text:p>0,82</text:p>
          </table:table-cell>
          <table:table-cell table:formula="of:=EXP(-[.F$3]*[.$A38])" office:value-type="float" office:value="0.934260473577213" calcext:value-type="float">
            <text:p>0,93</text:p>
          </table:table-cell>
          <table:table-cell table:formula="of:=EXP(-[.G$3]*[.$A38])" office:value-type="float" office:value="0.872842632488719" calcext:value-type="float">
            <text:p>0,87</text:p>
          </table:table-cell>
          <table:table-cell table:formula="of:=EXP(-[.H$3]*[.$A38])" office:value-type="float" office:value="0.815462371187293" calcext:value-type="float">
            <text:p>0,82</text:p>
          </table:table-cell>
          <table:table-cell table:formula="of:=EXP(-[.I$3]*[.$A38])" office:value-type="float" office:value="0.761854261089838" calcext:value-type="float">
            <text:p>0,76</text:p>
          </table:table-cell>
          <table:table-cell table:formula="of:=EXP(-[.J$3]*[.$A38])" office:value-type="float" office:value="0.966571504637507" calcext:value-type="float">
            <text:p>0,97</text:p>
          </table:table-cell>
          <table:table-cell table:formula="of:=[.B38]*[.C38]*[.D38]" office:value-type="float" office:value="0.664978878822402" calcext:value-type="float">
            <text:p>0,66</text:p>
          </table:table-cell>
          <table:table-cell table:formula="of:=[.E38]*[.F38]" office:value-type="float" office:value="0.761854261089838" calcext:value-type="float">
            <text:p>0,76</text:p>
          </table:table-cell>
          <table:table-cell table:formula="of:=[.G38]*[.H38]*[.I38]" office:value-type="float" office:value="0.542265253313983" calcext:value-type="float">
            <text:p>0,54</text:p>
          </table:table-cell>
          <table:table-cell table:formula="of:=[.J38]" office:value-type="float" office:value="0.966571504637507" calcext:value-type="float">
            <text:p>0,97</text:p>
          </table:table-cell>
          <table:table-cell table:style-name="ce15" table:formula="of:=[.K38]*[.L38]*[.M38]*[.N38]" office:value-type="float" office:value="0.265537288987028" calcext:value-type="float">
            <text:p>0,2655373</text:p>
          </table:table-cell>
          <table:table-cell table:number-columns-repeated="1009"/>
        </table:table-row>
        <table:table-row table:style-name="ro3">
          <table:table-cell table:style-name="ce6" office:value-type="float" office:value="70" calcext:value-type="float">
            <text:p>70</text:p>
          </table:table-cell>
          <table:table-cell table:formula="of:=EXP(-[.B$3]*[.$A39])" office:value-type="float" office:value="0.932393819905948" calcext:value-type="float">
            <text:p>0,93</text:p>
          </table:table-cell>
          <table:table-cell table:formula="of:=EXP(-[.C$3]*[.$A39])" office:value-type="float" office:value="0.810584245970187" calcext:value-type="float">
            <text:p>0,81</text:p>
          </table:table-cell>
          <table:table-cell table:formula="of:=EXP(-[.D$3]*[.$A39])" office:value-type="float" office:value="0.869358235398806" calcext:value-type="float">
            <text:p>0,87</text:p>
          </table:table-cell>
          <table:table-cell table:formula="of:=EXP(-[.E$3]*[.$A39])" office:value-type="float" office:value="0.810584245970187" calcext:value-type="float">
            <text:p>0,81</text:p>
          </table:table-cell>
          <table:table-cell table:formula="of:=EXP(-[.F$3]*[.$A39])" office:value-type="float" office:value="0.932393819905948" calcext:value-type="float">
            <text:p>0,93</text:p>
          </table:table-cell>
          <table:table-cell table:formula="of:=EXP(-[.G$3]*[.$A39])" office:value-type="float" office:value="0.869358235398806" calcext:value-type="float">
            <text:p>0,87</text:p>
          </table:table-cell>
          <table:table-cell table:formula="of:=EXP(-[.H$3]*[.$A39])" office:value-type="float" office:value="0.810584245970187" calcext:value-type="float">
            <text:p>0,81</text:p>
          </table:table-cell>
          <table:table-cell table:formula="of:=EXP(-[.I$3]*[.$A39])" office:value-type="float" office:value="0.755783741455725" calcext:value-type="float">
            <text:p>0,76</text:p>
          </table:table-cell>
          <table:table-cell table:formula="of:=EXP(-[.J$3]*[.$A39])" office:value-type="float" office:value="0.965605416257566" calcext:value-type="float">
            <text:p>0,97</text:p>
          </table:table-cell>
          <table:table-cell table:formula="of:=[.B39]*[.C39]*[.D39]" office:value-type="float" office:value="0.657046819815057" calcext:value-type="float">
            <text:p>0,66</text:p>
          </table:table-cell>
          <table:table-cell table:formula="of:=[.E39]*[.F39]" office:value-type="float" office:value="0.755783741455725" calcext:value-type="float">
            <text:p>0,76</text:p>
          </table:table-cell>
          <table:table-cell table:formula="of:=[.G39]*[.H39]*[.I39]" office:value-type="float" office:value="0.532591801006897" calcext:value-type="float">
            <text:p>0,53</text:p>
          </table:table-cell>
          <table:table-cell table:formula="of:=[.J39]" office:value-type="float" office:value="0.965605416257566" calcext:value-type="float">
            <text:p>0,97</text:p>
          </table:table-cell>
          <table:table-cell table:style-name="ce15" table:formula="of:=[.K39]*[.L39]*[.M39]*[.N39]" office:value-type="float" office:value="0.255380675988078" calcext:value-type="float">
            <text:p>0,2553807</text:p>
          </table:table-cell>
          <table:table-cell table:number-columns-repeated="1009"/>
        </table:table-row>
        <table:table-row table:style-name="ro3">
          <table:table-cell table:style-name="ce6" office:value-type="float" office:value="72" calcext:value-type="float">
            <text:p>72</text:p>
          </table:table-cell>
          <table:table-cell table:formula="of:=EXP(-[.B$3]*[.$A40])" office:value-type="float" office:value="0.930530895811206" calcext:value-type="float">
            <text:p>0,93</text:p>
          </table:table-cell>
          <table:table-cell table:formula="of:=EXP(-[.C$3]*[.$A40])" office:value-type="float" office:value="0.80573530187348" calcext:value-type="float">
            <text:p>0,81</text:p>
          </table:table-cell>
          <table:table-cell table:formula="of:=EXP(-[.D$3]*[.$A40])" office:value-type="float" office:value="0.865887748059205" calcext:value-type="float">
            <text:p>0,87</text:p>
          </table:table-cell>
          <table:table-cell table:formula="of:=EXP(-[.E$3]*[.$A40])" office:value-type="float" office:value="0.80573530187348" calcext:value-type="float">
            <text:p>0,81</text:p>
          </table:table-cell>
          <table:table-cell table:formula="of:=EXP(-[.F$3]*[.$A40])" office:value-type="float" office:value="0.930530895811206" calcext:value-type="float">
            <text:p>0,93</text:p>
          </table:table-cell>
          <table:table-cell table:formula="of:=EXP(-[.G$3]*[.$A40])" office:value-type="float" office:value="0.865887748059205" calcext:value-type="float">
            <text:p>0,87</text:p>
          </table:table-cell>
          <table:table-cell table:formula="of:=EXP(-[.H$3]*[.$A40])" office:value-type="float" office:value="0.80573530187348" calcext:value-type="float">
            <text:p>0,81</text:p>
          </table:table-cell>
          <table:table-cell table:formula="of:=EXP(-[.I$3]*[.$A40])" office:value-type="float" office:value="0.749761592239041" calcext:value-type="float">
            <text:p>0,75</text:p>
          </table:table-cell>
          <table:table-cell table:formula="of:=EXP(-[.J$3]*[.$A40])" office:value-type="float" office:value="0.964640293483123" calcext:value-type="float">
            <text:p>0,96</text:p>
          </table:table-cell>
          <table:table-cell table:formula="of:=[.B40]*[.C40]*[.D40]" office:value-type="float" office:value="0.649209376685147" calcext:value-type="float">
            <text:p>0,65</text:p>
          </table:table-cell>
          <table:table-cell table:formula="of:=[.E40]*[.F40]" office:value-type="float" office:value="0.749761592239041" calcext:value-type="float">
            <text:p>0,75</text:p>
          </table:table-cell>
          <table:table-cell table:formula="of:=[.G40]*[.H40]*[.I40]" office:value-type="float" office:value="0.523090913102501" calcext:value-type="float">
            <text:p>0,52</text:p>
          </table:table-cell>
          <table:table-cell table:formula="of:=[.J40]" office:value-type="float" office:value="0.964640293483123" calcext:value-type="float">
            <text:p>0,96</text:p>
          </table:table-cell>
          <table:table-cell table:style-name="ce15" table:formula="of:=[.K40]*[.L40]*[.M40]*[.N40]" office:value-type="float" office:value="0.245612546233812" calcext:value-type="float">
            <text:p>0,2456125</text:p>
          </table:table-cell>
          <table:table-cell table:number-columns-repeated="1009"/>
        </table:table-row>
        <table:table-row table:style-name="ro3">
          <table:table-cell table:style-name="ce6" office:value-type="float" office:value="74" calcext:value-type="float">
            <text:p>74</text:p>
          </table:table-cell>
          <table:table-cell table:formula="of:=EXP(-[.B$3]*[.$A41])" office:value-type="float" office:value="0.928671693841287" calcext:value-type="float">
            <text:p>0,93</text:p>
          </table:table-cell>
          <table:table-cell table:formula="of:=EXP(-[.C$3]*[.$A41])" office:value-type="float" office:value="0.800915364334659" calcext:value-type="float">
            <text:p>0,8</text:p>
          </table:table-cell>
          <table:table-cell table:formula="of:=EXP(-[.D$3]*[.$A41])" office:value-type="float" office:value="0.862431114942046" calcext:value-type="float">
            <text:p>0,86</text:p>
          </table:table-cell>
          <table:table-cell table:formula="of:=EXP(-[.E$3]*[.$A41])" office:value-type="float" office:value="0.800915364334659" calcext:value-type="float">
            <text:p>0,8</text:p>
          </table:table-cell>
          <table:table-cell table:formula="of:=EXP(-[.F$3]*[.$A41])" office:value-type="float" office:value="0.928671693841287" calcext:value-type="float">
            <text:p>0,93</text:p>
          </table:table-cell>
          <table:table-cell table:formula="of:=EXP(-[.G$3]*[.$A41])" office:value-type="float" office:value="0.862431114942046" calcext:value-type="float">
            <text:p>0,86</text:p>
          </table:table-cell>
          <table:table-cell table:formula="of:=EXP(-[.H$3]*[.$A41])" office:value-type="float" office:value="0.800915364334659" calcext:value-type="float">
            <text:p>0,8</text:p>
          </table:table-cell>
          <table:table-cell table:formula="of:=EXP(-[.I$3]*[.$A41])" office:value-type="float" office:value="0.74378742802018" calcext:value-type="float">
            <text:p>0,74</text:p>
          </table:table-cell>
          <table:table-cell table:formula="of:=EXP(-[.J$3]*[.$A41])" office:value-type="float" office:value="0.963676135349053" calcext:value-type="float">
            <text:p>0,96</text:p>
          </table:table-cell>
          <table:table-cell table:formula="of:=[.B41]*[.C41]*[.D41]" office:value-type="float" office:value="0.64146542082732" calcext:value-type="float">
            <text:p>0,64</text:p>
          </table:table-cell>
          <table:table-cell table:formula="of:=[.E41]*[.F41]" office:value-type="float" office:value="0.74378742802018" calcext:value-type="float">
            <text:p>0,74</text:p>
          </table:table-cell>
          <table:table-cell table:formula="of:=[.G41]*[.H41]*[.I41]" office:value-type="float" office:value="0.513759511229998" calcext:value-type="float">
            <text:p>0,51</text:p>
          </table:table-cell>
          <table:table-cell table:formula="of:=[.J41]" office:value-type="float" office:value="0.963676135349053" calcext:value-type="float">
            <text:p>0,96</text:p>
          </table:table-cell>
          <table:table-cell table:style-name="ce15" table:formula="of:=[.K41]*[.L41]*[.M41]*[.N41]" office:value-type="float" office:value="0.236218040515614" calcext:value-type="float">
            <text:p>0,2362180</text:p>
          </table:table-cell>
          <table:table-cell table:number-columns-repeated="1009"/>
        </table:table-row>
        <table:table-row table:style-name="ro3">
          <table:table-cell table:style-name="ce6" office:value-type="float" office:value="76" calcext:value-type="float">
            <text:p>76</text:p>
          </table:table-cell>
          <table:table-cell table:formula="of:=EXP(-[.B$3]*[.$A42])" office:value-type="float" office:value="0.926816206559382" calcext:value-type="float">
            <text:p>0,93</text:p>
          </table:table-cell>
          <table:table-cell table:formula="of:=EXP(-[.C$3]*[.$A42])" office:value-type="float" office:value="0.796124259835454" calcext:value-type="float">
            <text:p>0,8</text:p>
          </table:table-cell>
          <table:table-cell table:formula="of:=EXP(-[.D$3]*[.$A42])" office:value-type="float" office:value="0.858988280741123" calcext:value-type="float">
            <text:p>0,86</text:p>
          </table:table-cell>
          <table:table-cell table:formula="of:=EXP(-[.E$3]*[.$A42])" office:value-type="float" office:value="0.796124259835454" calcext:value-type="float">
            <text:p>0,8</text:p>
          </table:table-cell>
          <table:table-cell table:formula="of:=EXP(-[.F$3]*[.$A42])" office:value-type="float" office:value="0.926816206559382" calcext:value-type="float">
            <text:p>0,93</text:p>
          </table:table-cell>
          <table:table-cell table:formula="of:=EXP(-[.G$3]*[.$A42])" office:value-type="float" office:value="0.858988280741123" calcext:value-type="float">
            <text:p>0,86</text:p>
          </table:table-cell>
          <table:table-cell table:formula="of:=EXP(-[.H$3]*[.$A42])" office:value-type="float" office:value="0.796124259835454" calcext:value-type="float">
            <text:p>0,8</text:p>
          </table:table-cell>
          <table:table-cell table:formula="of:=EXP(-[.I$3]*[.$A42])" office:value-type="float" office:value="0.737860866450591" calcext:value-type="float">
            <text:p>0,74</text:p>
          </table:table-cell>
          <table:table-cell table:formula="of:=EXP(-[.J$3]*[.$A42])" office:value-type="float" office:value="0.962712940891199" calcext:value-type="float">
            <text:p>0,96</text:p>
          </table:table-cell>
          <table:table-cell table:formula="of:=[.B42]*[.C42]*[.D42]" office:value-type="float" office:value="0.633813837098549" calcext:value-type="float">
            <text:p>0,63</text:p>
          </table:table-cell>
          <table:table-cell table:formula="of:=[.E42]*[.F42]" office:value-type="float" office:value="0.737860866450591" calcext:value-type="float">
            <text:p>0,74</text:p>
          </table:table-cell>
          <table:table-cell table:formula="of:=[.G42]*[.H42]*[.I42]" office:value-type="float" office:value="0.504594571933551" calcext:value-type="float">
            <text:p>0,5</text:p>
          </table:table-cell>
          <table:table-cell table:formula="of:=[.J42]" office:value-type="float" office:value="0.962712940891199" calcext:value-type="float">
            <text:p>0,96</text:p>
          </table:table-cell>
          <table:table-cell table:style-name="ce15" table:formula="of:=[.K42]*[.L42]*[.M42]*[.N42]" office:value-type="float" office:value="0.227182867979057" calcext:value-type="float">
            <text:p>0,2271829</text:p>
          </table:table-cell>
          <table:table-cell table:number-columns-repeated="1009"/>
        </table:table-row>
        <table:table-row table:style-name="ro3">
          <table:table-cell table:style-name="ce6" office:value-type="float" office:value="78" calcext:value-type="float">
            <text:p>78</text:p>
          </table:table-cell>
          <table:table-cell table:formula="of:=EXP(-[.B$3]*[.$A43])" office:value-type="float" office:value="0.924964426543539" calcext:value-type="float">
            <text:p>0,92</text:p>
          </table:table-cell>
          <table:table-cell table:formula="of:=EXP(-[.C$3]*[.$A43])" office:value-type="float" office:value="0.791361815895584" calcext:value-type="float">
            <text:p>0,79</text:p>
          </table:table-cell>
          <table:table-cell table:formula="of:=EXP(-[.D$3]*[.$A43])" office:value-type="float" office:value="0.855559190371018" calcext:value-type="float">
            <text:p>0,86</text:p>
          </table:table-cell>
          <table:table-cell table:formula="of:=EXP(-[.E$3]*[.$A43])" office:value-type="float" office:value="0.791361815895584" calcext:value-type="float">
            <text:p>0,79</text:p>
          </table:table-cell>
          <table:table-cell table:formula="of:=EXP(-[.F$3]*[.$A43])" office:value-type="float" office:value="0.924964426543539" calcext:value-type="float">
            <text:p>0,92</text:p>
          </table:table-cell>
          <table:table-cell table:formula="of:=EXP(-[.G$3]*[.$A43])" office:value-type="float" office:value="0.855559190371018" calcext:value-type="float">
            <text:p>0,86</text:p>
          </table:table-cell>
          <table:table-cell table:formula="of:=EXP(-[.H$3]*[.$A43])" office:value-type="float" office:value="0.791361815895584" calcext:value-type="float">
            <text:p>0,79</text:p>
          </table:table-cell>
          <table:table-cell table:formula="of:=EXP(-[.I$3]*[.$A43])" office:value-type="float" office:value="0.731981528228313" calcext:value-type="float">
            <text:p>0,73</text:p>
          </table:table-cell>
          <table:table-cell table:formula="of:=EXP(-[.J$3]*[.$A43])" office:value-type="float" office:value="0.961750709146367" calcext:value-type="float">
            <text:p>0,96</text:p>
          </table:table-cell>
          <table:table-cell table:formula="of:=[.B43]*[.C43]*[.D43]" office:value-type="float" office:value="0.626253523657556" calcext:value-type="float">
            <text:p>0,63</text:p>
          </table:table-cell>
          <table:table-cell table:formula="of:=[.E43]*[.F43]" office:value-type="float" office:value="0.731981528228313" calcext:value-type="float">
            <text:p>0,73</text:p>
          </table:table-cell>
          <table:table-cell table:formula="of:=[.G43]*[.H43]*[.I43]" office:value-type="float" office:value="0.495593125692651" calcext:value-type="float">
            <text:p>0,5</text:p>
          </table:table-cell>
          <table:table-cell table:formula="of:=[.J43]" office:value-type="float" office:value="0.961750709146367" calcext:value-type="float">
            <text:p>0,96</text:p>
          </table:table-cell>
          <table:table-cell table:style-name="ce15" table:formula="of:=[.K43]*[.L43]*[.M43]*[.N43]" office:value-type="float" office:value="0.218493284384763" calcext:value-type="float">
            <text:p>0,2184933</text:p>
          </table:table-cell>
          <table:table-cell table:number-columns-repeated="1009"/>
        </table:table-row>
        <table:table-row table:style-name="ro3">
          <table:table-cell table:style-name="ce6" office:value-type="float" office:value="80" calcext:value-type="float">
            <text:p>80</text:p>
          </table:table-cell>
          <table:table-cell table:formula="of:=EXP(-[.B$3]*[.$A44])" office:value-type="float" office:value="0.923116346386636" calcext:value-type="float">
            <text:p>0,92</text:p>
          </table:table-cell>
          <table:table-cell table:formula="of:=EXP(-[.C$3]*[.$A44])" office:value-type="float" office:value="0.786627861066553" calcext:value-type="float">
            <text:p>0,79</text:p>
          </table:table-cell>
          <table:table-cell table:formula="of:=EXP(-[.D$3]*[.$A44])" office:value-type="float" office:value="0.852143788966211" calcext:value-type="float">
            <text:p>0,85</text:p>
          </table:table-cell>
          <table:table-cell table:formula="of:=EXP(-[.E$3]*[.$A44])" office:value-type="float" office:value="0.786627861066553" calcext:value-type="float">
            <text:p>0,79</text:p>
          </table:table-cell>
          <table:table-cell table:formula="of:=EXP(-[.F$3]*[.$A44])" office:value-type="float" office:value="0.923116346386636" calcext:value-type="float">
            <text:p>0,92</text:p>
          </table:table-cell>
          <table:table-cell table:formula="of:=EXP(-[.G$3]*[.$A44])" office:value-type="float" office:value="0.852143788966211" calcext:value-type="float">
            <text:p>0,85</text:p>
          </table:table-cell>
          <table:table-cell table:formula="of:=EXP(-[.H$3]*[.$A44])" office:value-type="float" office:value="0.786627861066553" calcext:value-type="float">
            <text:p>0,79</text:p>
          </table:table-cell>
          <table:table-cell table:formula="of:=EXP(-[.I$3]*[.$A44])" office:value-type="float" office:value="0.726149037073691" calcext:value-type="float">
            <text:p>0,73</text:p>
          </table:table-cell>
          <table:table-cell table:formula="of:=EXP(-[.J$3]*[.$A44])" office:value-type="float" office:value="0.960789439152323" calcext:value-type="float">
            <text:p>0,96</text:p>
          </table:table-cell>
          <table:table-cell table:formula="of:=[.B44]*[.C44]*[.D44]" office:value-type="float" office:value="0.618783391806141" calcext:value-type="float">
            <text:p>0,62</text:p>
          </table:table-cell>
          <table:table-cell table:formula="of:=[.E44]*[.F44]" office:value-type="float" office:value="0.726149037073691" calcext:value-type="float">
            <text:p>0,73</text:p>
          </table:table-cell>
          <table:table-cell table:formula="of:=[.G44]*[.H44]*[.I44]" office:value-type="float" office:value="0.486752255959972" calcext:value-type="float">
            <text:p>0,49</text:p>
          </table:table-cell>
          <table:table-cell table:formula="of:=[.J44]" office:value-type="float" office:value="0.960789439152323" calcext:value-type="float">
            <text:p>0,96</text:p>
          </table:table-cell>
          <table:table-cell table:style-name="ce15" table:formula="of:=[.K44]*[.L44]*[.M44]*[.N44]" office:value-type="float" office:value="0.210136071200765" calcext:value-type="float">
            <text:p>0,2101361</text:p>
          </table:table-cell>
          <table:table-cell table:number-columns-repeated="1009"/>
        </table:table-row>
        <table:table-row table:style-name="ro3">
          <table:table-cell table:style-name="ce6" office:value-type="float" office:value="82" calcext:value-type="float">
            <text:p>82</text:p>
          </table:table-cell>
          <table:table-cell table:formula="of:=EXP(-[.B$3]*[.$A45])" office:value-type="float" office:value="0.921271958696349" calcext:value-type="float">
            <text:p>0,92</text:p>
          </table:table-cell>
          <table:table-cell table:formula="of:=EXP(-[.C$3]*[.$A45])" office:value-type="float" office:value="0.781922224925477" calcext:value-type="float">
            <text:p>0,78</text:p>
          </table:table-cell>
          <table:table-cell table:formula="of:=EXP(-[.D$3]*[.$A45])" office:value-type="float" office:value="0.848742021880207" calcext:value-type="float">
            <text:p>0,85</text:p>
          </table:table-cell>
          <table:table-cell table:formula="of:=EXP(-[.E$3]*[.$A45])" office:value-type="float" office:value="0.781922224925477" calcext:value-type="float">
            <text:p>0,78</text:p>
          </table:table-cell>
          <table:table-cell table:formula="of:=EXP(-[.F$3]*[.$A45])" office:value-type="float" office:value="0.921271958696349" calcext:value-type="float">
            <text:p>0,92</text:p>
          </table:table-cell>
          <table:table-cell table:formula="of:=EXP(-[.G$3]*[.$A45])" office:value-type="float" office:value="0.848742021880207" calcext:value-type="float">
            <text:p>0,85</text:p>
          </table:table-cell>
          <table:table-cell table:formula="of:=EXP(-[.H$3]*[.$A45])" office:value-type="float" office:value="0.781922224925477" calcext:value-type="float">
            <text:p>0,78</text:p>
          </table:table-cell>
          <table:table-cell table:formula="of:=EXP(-[.I$3]*[.$A45])" office:value-type="float" office:value="0.720363019705301" calcext:value-type="float">
            <text:p>0,72</text:p>
          </table:table-cell>
          <table:table-cell table:formula="of:=EXP(-[.J$3]*[.$A45])" office:value-type="float" office:value="0.959829129947799" calcext:value-type="float">
            <text:p>0,96</text:p>
          </table:table-cell>
          <table:table-cell table:formula="of:=[.B45]*[.C45]*[.D45]" office:value-type="float" office:value="0.611402365832409" calcext:value-type="float">
            <text:p>0,61</text:p>
          </table:table-cell>
          <table:table-cell table:formula="of:=[.E45]*[.F45]" office:value-type="float" office:value="0.720363019705301" calcext:value-type="float">
            <text:p>0,72</text:p>
          </table:table-cell>
          <table:table-cell table:formula="of:=[.G45]*[.H45]*[.I45]" office:value-type="float" office:value="0.478069098216378" calcext:value-type="float">
            <text:p>0,48</text:p>
          </table:table-cell>
          <table:table-cell table:formula="of:=[.J45]" office:value-type="float" office:value="0.959829129947799" calcext:value-type="float">
            <text:p>0,96</text:p>
          </table:table-cell>
          <table:table-cell table:style-name="ce15" table:formula="of:=[.K45]*[.L45]*[.M45]*[.N45]" office:value-type="float" office:value="0.202098515494567" calcext:value-type="float">
            <text:p>0,2020985</text:p>
          </table:table-cell>
          <table:table-cell table:number-columns-repeated="1009"/>
        </table:table-row>
        <table:table-row table:style-name="ro3">
          <table:table-cell table:style-name="ce6" office:value-type="float" office:value="84" calcext:value-type="float">
            <text:p>84</text:p>
          </table:table-cell>
          <table:table-cell table:formula="of:=EXP(-[.B$3]*[.$A46])" office:value-type="float" office:value="0.919431256095125" calcext:value-type="float">
            <text:p>0,92</text:p>
          </table:table-cell>
          <table:table-cell table:formula="of:=EXP(-[.C$3]*[.$A46])" office:value-type="float" office:value="0.777244738068946" calcext:value-type="float">
            <text:p>0,78</text:p>
          </table:table-cell>
          <table:table-cell table:formula="of:=EXP(-[.D$3]*[.$A46])" office:value-type="float" office:value="0.845353834684659" calcext:value-type="float">
            <text:p>0,85</text:p>
          </table:table-cell>
          <table:table-cell table:formula="of:=EXP(-[.E$3]*[.$A46])" office:value-type="float" office:value="0.777244738068946" calcext:value-type="float">
            <text:p>0,78</text:p>
          </table:table-cell>
          <table:table-cell table:formula="of:=EXP(-[.F$3]*[.$A46])" office:value-type="float" office:value="0.919431256095125" calcext:value-type="float">
            <text:p>0,92</text:p>
          </table:table-cell>
          <table:table-cell table:formula="of:=EXP(-[.G$3]*[.$A46])" office:value-type="float" office:value="0.845353834684659" calcext:value-type="float">
            <text:p>0,85</text:p>
          </table:table-cell>
          <table:table-cell table:formula="of:=EXP(-[.H$3]*[.$A46])" office:value-type="float" office:value="0.777244738068946" calcext:value-type="float">
            <text:p>0,78</text:p>
          </table:table-cell>
          <table:table-cell table:formula="of:=EXP(-[.I$3]*[.$A46])" office:value-type="float" office:value="0.714623105816057" calcext:value-type="float">
            <text:p>0,71</text:p>
          </table:table-cell>
          <table:table-cell table:formula="of:=EXP(-[.J$3]*[.$A46])" office:value-type="float" office:value="0.958869780572485" calcext:value-type="float">
            <text:p>0,96</text:p>
          </table:table-cell>
          <table:table-cell table:formula="of:=[.B46]*[.C46]*[.D46]" office:value-type="float" office:value="0.604109382855865" calcext:value-type="float">
            <text:p>0,6</text:p>
          </table:table-cell>
          <table:table-cell table:formula="of:=[.E46]*[.F46]" office:value-type="float" office:value="0.714623105816057" calcext:value-type="float">
            <text:p>0,71</text:p>
          </table:table-cell>
          <table:table-cell table:formula="of:=[.G46]*[.H46]*[.I46]" office:value-type="float" office:value="0.469540839042799" calcext:value-type="float">
            <text:p>0,47</text:p>
          </table:table-cell>
          <table:table-cell table:formula="of:=[.J46]" office:value-type="float" office:value="0.958869780572485" calcext:value-type="float">
            <text:p>0,96</text:p>
          </table:table-cell>
          <table:table-cell table:style-name="ce15" table:formula="of:=[.K46]*[.L46]*[.M46]*[.N46]" office:value-type="float" office:value="0.194368390594328" calcext:value-type="float">
            <text:p>0,1943684</text:p>
          </table:table-cell>
          <table:table-cell table:number-columns-repeated="1009"/>
        </table:table-row>
        <table:table-row table:style-name="ro3">
          <table:table-cell table:style-name="ce6" office:value-type="float" office:value="86" calcext:value-type="float">
            <text:p>86</text:p>
          </table:table-cell>
          <table:table-cell table:formula="of:=EXP(-[.B$3]*[.$A47])" office:value-type="float" office:value="0.917594231220151" calcext:value-type="float">
            <text:p>0,92</text:p>
          </table:table-cell>
          <table:table-cell table:formula="of:=EXP(-[.C$3]*[.$A47])" office:value-type="float" office:value="0.772595232106928" calcext:value-type="float">
            <text:p>0,77</text:p>
          </table:table-cell>
          <table:table-cell table:formula="of:=EXP(-[.D$3]*[.$A47])" office:value-type="float" office:value="0.8419791731685" calcext:value-type="float">
            <text:p>0,84</text:p>
          </table:table-cell>
          <table:table-cell table:formula="of:=EXP(-[.E$3]*[.$A47])" office:value-type="float" office:value="0.772595232106928" calcext:value-type="float">
            <text:p>0,77</text:p>
          </table:table-cell>
          <table:table-cell table:formula="of:=EXP(-[.F$3]*[.$A47])" office:value-type="float" office:value="0.917594231220151" calcext:value-type="float">
            <text:p>0,92</text:p>
          </table:table-cell>
          <table:table-cell table:formula="of:=EXP(-[.G$3]*[.$A47])" office:value-type="float" office:value="0.8419791731685" calcext:value-type="float">
            <text:p>0,84</text:p>
          </table:table-cell>
          <table:table-cell table:formula="of:=EXP(-[.H$3]*[.$A47])" office:value-type="float" office:value="0.772595232106928" calcext:value-type="float">
            <text:p>0,77</text:p>
          </table:table-cell>
          <table:table-cell table:formula="of:=EXP(-[.I$3]*[.$A47])" office:value-type="float" office:value="0.708928928049511" calcext:value-type="float">
            <text:p>0,71</text:p>
          </table:table-cell>
          <table:table-cell table:formula="of:=EXP(-[.J$3]*[.$A47])" office:value-type="float" office:value="0.957911390067031" calcext:value-type="float">
            <text:p>0,96</text:p>
          </table:table-cell>
          <table:table-cell table:formula="of:=[.B47]*[.C47]*[.D47]" office:value-type="float" office:value="0.596903392674358" calcext:value-type="float">
            <text:p>0,6</text:p>
          </table:table-cell>
          <table:table-cell table:formula="of:=[.E47]*[.F47]" office:value-type="float" office:value="0.708928928049511" calcext:value-type="float">
            <text:p>0,71</text:p>
          </table:table-cell>
          <table:table-cell table:formula="of:=[.G47]*[.H47]*[.I47]" office:value-type="float" office:value="0.461164715208658" calcext:value-type="float">
            <text:p>0,46</text:p>
          </table:table-cell>
          <table:table-cell table:formula="of:=[.J47]" office:value-type="float" office:value="0.957911390067031" calcext:value-type="float">
            <text:p>0,96</text:p>
          </table:table-cell>
          <table:table-cell table:style-name="ce15" table:formula="of:=[.K47]*[.L47]*[.M47]*[.N47]" office:value-type="float" office:value="0.186933937489733" calcext:value-type="float">
            <text:p>0,1869339</text:p>
          </table:table-cell>
          <table:table-cell table:number-columns-repeated="1009"/>
        </table:table-row>
        <table:table-row table:style-name="ro3">
          <table:table-cell table:style-name="ce6" office:value-type="float" office:value="88" calcext:value-type="float">
            <text:p>88</text:p>
          </table:table-cell>
          <table:table-cell table:formula="of:=EXP(-[.B$3]*[.$A48])" office:value-type="float" office:value="0.915760876723326" calcext:value-type="float">
            <text:p>0,92</text:p>
          </table:table-cell>
          <table:table-cell table:formula="of:=EXP(-[.C$3]*[.$A48])" office:value-type="float" office:value="0.767973539656706" calcext:value-type="float">
            <text:p>0,77</text:p>
          </table:table-cell>
          <table:table-cell table:formula="of:=EXP(-[.D$3]*[.$A48])" office:value-type="float" office:value="0.838617983337074" calcext:value-type="float">
            <text:p>0,84</text:p>
          </table:table-cell>
          <table:table-cell table:formula="of:=EXP(-[.E$3]*[.$A48])" office:value-type="float" office:value="0.767973539656706" calcext:value-type="float">
            <text:p>0,77</text:p>
          </table:table-cell>
          <table:table-cell table:formula="of:=EXP(-[.F$3]*[.$A48])" office:value-type="float" office:value="0.915760876723326" calcext:value-type="float">
            <text:p>0,92</text:p>
          </table:table-cell>
          <table:table-cell table:formula="of:=EXP(-[.G$3]*[.$A48])" office:value-type="float" office:value="0.838617983337074" calcext:value-type="float">
            <text:p>0,84</text:p>
          </table:table-cell>
          <table:table-cell table:formula="of:=EXP(-[.H$3]*[.$A48])" office:value-type="float" office:value="0.767973539656706" calcext:value-type="float">
            <text:p>0,77</text:p>
          </table:table-cell>
          <table:table-cell table:formula="of:=EXP(-[.I$3]*[.$A48])" office:value-type="float" office:value="0.703280121976341" calcext:value-type="float">
            <text:p>0,7</text:p>
          </table:table-cell>
          <table:table-cell table:formula="of:=EXP(-[.J$3]*[.$A48])" office:value-type="float" office:value="0.956953957473047" calcext:value-type="float">
            <text:p>0,96</text:p>
          </table:table-cell>
          <table:table-cell table:formula="of:=[.B48]*[.C48]*[.D48]" office:value-type="float" office:value="0.58978335761285" calcext:value-type="float">
            <text:p>0,59</text:p>
          </table:table-cell>
          <table:table-cell table:formula="of:=[.E48]*[.F48]" office:value-type="float" office:value="0.703280121976341" calcext:value-type="float">
            <text:p>0,7</text:p>
          </table:table-cell>
          <table:table-cell table:formula="of:=[.G48]*[.H48]*[.I48]" office:value-type="float" office:value="0.452938012776558" calcext:value-type="float">
            <text:p>0,45</text:p>
          </table:table-cell>
          <table:table-cell table:formula="of:=[.J48]" office:value-type="float" office:value="0.956953957473047" calcext:value-type="float">
            <text:p>0,96</text:p>
          </table:table-cell>
          <table:table-cell table:style-name="ce15" table:formula="of:=[.K48]*[.L48]*[.M48]*[.N48]" office:value-type="float" office:value="0.179783846944273" calcext:value-type="float">
            <text:p>0,1797838</text:p>
          </table:table-cell>
          <table:table-cell table:number-columns-repeated="1009"/>
        </table:table-row>
        <table:table-row table:style-name="ro3">
          <table:table-cell table:style-name="ce6" office:value-type="float" office:value="90" calcext:value-type="float">
            <text:p>90</text:p>
          </table:table-cell>
          <table:table-cell table:formula="of:=EXP(-[.B$3]*[.$A49])" office:value-type="float" office:value="0.913931185271228" calcext:value-type="float">
            <text:p>0,91</text:p>
          </table:table-cell>
          <table:table-cell table:formula="of:=EXP(-[.C$3]*[.$A49])" office:value-type="float" office:value="0.763379494336853" calcext:value-type="float">
            <text:p>0,76</text:p>
          </table:table-cell>
          <table:table-cell table:formula="of:=EXP(-[.D$3]*[.$A49])" office:value-type="float" office:value="0.835270211411272" calcext:value-type="float">
            <text:p>0,84</text:p>
          </table:table-cell>
          <table:table-cell table:formula="of:=EXP(-[.E$3]*[.$A49])" office:value-type="float" office:value="0.763379494336853" calcext:value-type="float">
            <text:p>0,76</text:p>
          </table:table-cell>
          <table:table-cell table:formula="of:=EXP(-[.F$3]*[.$A49])" office:value-type="float" office:value="0.913931185271228" calcext:value-type="float">
            <text:p>0,91</text:p>
          </table:table-cell>
          <table:table-cell table:formula="of:=EXP(-[.G$3]*[.$A49])" office:value-type="float" office:value="0.835270211411272" calcext:value-type="float">
            <text:p>0,84</text:p>
          </table:table-cell>
          <table:table-cell table:formula="of:=EXP(-[.H$3]*[.$A49])" office:value-type="float" office:value="0.763379494336853" calcext:value-type="float">
            <text:p>0,76</text:p>
          </table:table-cell>
          <table:table-cell table:formula="of:=EXP(-[.I$3]*[.$A49])" office:value-type="float" office:value="0.697676326071031" calcext:value-type="float">
            <text:p>0,7</text:p>
          </table:table-cell>
          <table:table-cell table:formula="of:=EXP(-[.J$3]*[.$A49])" office:value-type="float" office:value="0.9559974818331" calcext:value-type="float">
            <text:p>0,96</text:p>
          </table:table-cell>
          <table:table-cell table:formula="of:=[.B49]*[.C49]*[.D49]" office:value-type="float" office:value="0.58274825237399" calcext:value-type="float">
            <text:p>0,58</text:p>
          </table:table-cell>
          <table:table-cell table:formula="of:=[.E49]*[.F49]" office:value-type="float" office:value="0.697676326071031" calcext:value-type="float">
            <text:p>0,7</text:p>
          </table:table-cell>
          <table:table-cell table:formula="of:=[.G49]*[.H49]*[.I49]" office:value-type="float" office:value="0.444858066222941" calcext:value-type="float">
            <text:p>0,44</text:p>
          </table:table-cell>
          <table:table-cell table:formula="of:=[.J49]" office:value-type="float" office:value="0.9559974818331" calcext:value-type="float">
            <text:p>0,96</text:p>
          </table:table-cell>
          <table:table-cell table:style-name="ce15" table:formula="of:=[.K49]*[.L49]*[.M49]*[.N49]" office:value-type="float" office:value="0.172907242291716" calcext:value-type="float">
            <text:p>0,1729072</text:p>
          </table:table-cell>
          <table:table-cell table:number-columns-repeated="1009"/>
        </table:table-row>
        <table:table-row table:style-name="ro3">
          <table:table-cell table:style-name="ce6" office:value-type="float" office:value="92" calcext:value-type="float">
            <text:p>92</text:p>
          </table:table-cell>
          <table:table-cell table:formula="of:=EXP(-[.B$3]*[.$A50])" office:value-type="float" office:value="0.91210514954509" calcext:value-type="float">
            <text:p>0,91</text:p>
          </table:table-cell>
          <table:table-cell table:formula="of:=EXP(-[.C$3]*[.$A50])" office:value-type="float" office:value="0.758812930761241" calcext:value-type="float">
            <text:p>0,76</text:p>
          </table:table-cell>
          <table:table-cell table:formula="of:=EXP(-[.D$3]*[.$A50])" office:value-type="float" office:value="0.831935803826672" calcext:value-type="float">
            <text:p>0,83</text:p>
          </table:table-cell>
          <table:table-cell table:formula="of:=EXP(-[.E$3]*[.$A50])" office:value-type="float" office:value="0.758812930761241" calcext:value-type="float">
            <text:p>0,76</text:p>
          </table:table-cell>
          <table:table-cell table:formula="of:=EXP(-[.F$3]*[.$A50])" office:value-type="float" office:value="0.91210514954509" calcext:value-type="float">
            <text:p>0,91</text:p>
          </table:table-cell>
          <table:table-cell table:formula="of:=EXP(-[.G$3]*[.$A50])" office:value-type="float" office:value="0.831935803826672" calcext:value-type="float">
            <text:p>0,83</text:p>
          </table:table-cell>
          <table:table-cell table:formula="of:=EXP(-[.H$3]*[.$A50])" office:value-type="float" office:value="0.758812930761241" calcext:value-type="float">
            <text:p>0,76</text:p>
          </table:table-cell>
          <table:table-cell table:formula="of:=EXP(-[.I$3]*[.$A50])" office:value-type="float" office:value="0.69211718168873" calcext:value-type="float">
            <text:p>0,69</text:p>
          </table:table-cell>
          <table:table-cell table:formula="of:=EXP(-[.J$3]*[.$A50])" office:value-type="float" office:value="0.955041962190715" calcext:value-type="float">
            <text:p>0,96</text:p>
          </table:table-cell>
          <table:table-cell table:formula="of:=[.B50]*[.C50]*[.D50]" office:value-type="float" office:value="0.575797063890464" calcext:value-type="float">
            <text:p>0,58</text:p>
          </table:table-cell>
          <table:table-cell table:formula="of:=[.E50]*[.F50]" office:value-type="float" office:value="0.69211718168873" calcext:value-type="float">
            <text:p>0,69</text:p>
          </table:table-cell>
          <table:table-cell table:formula="of:=[.G50]*[.H50]*[.I50]" office:value-type="float" office:value="0.436922257574441" calcext:value-type="float">
            <text:p>0,44</text:p>
          </table:table-cell>
          <table:table-cell table:formula="of:=[.J50]" office:value-type="float" office:value="0.955041962190715" calcext:value-type="float">
            <text:p>0,96</text:p>
          </table:table-cell>
          <table:table-cell table:style-name="ce15" table:formula="of:=[.K50]*[.L50]*[.M50]*[.N50]" office:value-type="float" office:value="0.166293662890601" calcext:value-type="float">
            <text:p>0,1662937</text:p>
          </table:table-cell>
          <table:table-cell table:number-columns-repeated="1009"/>
        </table:table-row>
        <table:table-row table:style-name="ro3">
          <table:table-cell table:style-name="ce6" office:value-type="float" office:value="94" calcext:value-type="float">
            <text:p>94</text:p>
          </table:table-cell>
          <table:table-cell table:formula="of:=EXP(-[.B$3]*[.$A51])" office:value-type="float" office:value="0.910282762240767" calcext:value-type="float">
            <text:p>0,91</text:p>
          </table:table-cell>
          <table:table-cell table:formula="of:=EXP(-[.C$3]*[.$A51])" office:value-type="float" office:value="0.754273684533089" calcext:value-type="float">
            <text:p>0,75</text:p>
          </table:table-cell>
          <table:table-cell table:formula="of:=EXP(-[.D$3]*[.$A51])" office:value-type="float" office:value="0.828614707232681" calcext:value-type="float">
            <text:p>0,83</text:p>
          </table:table-cell>
          <table:table-cell table:formula="of:=EXP(-[.E$3]*[.$A51])" office:value-type="float" office:value="0.754273684533089" calcext:value-type="float">
            <text:p>0,75</text:p>
          </table:table-cell>
          <table:table-cell table:formula="of:=EXP(-[.F$3]*[.$A51])" office:value-type="float" office:value="0.910282762240767" calcext:value-type="float">
            <text:p>0,91</text:p>
          </table:table-cell>
          <table:table-cell table:formula="of:=EXP(-[.G$3]*[.$A51])" office:value-type="float" office:value="0.828614707232681" calcext:value-type="float">
            <text:p>0,83</text:p>
          </table:table-cell>
          <table:table-cell table:formula="of:=EXP(-[.H$3]*[.$A51])" office:value-type="float" office:value="0.754273684533089" calcext:value-type="float">
            <text:p>0,75</text:p>
          </table:table-cell>
          <table:table-cell table:formula="of:=EXP(-[.I$3]*[.$A51])" office:value-type="float" office:value="0.686602333042301" calcext:value-type="float">
            <text:p>0,69</text:p>
          </table:table-cell>
          <table:table-cell table:formula="of:=EXP(-[.J$3]*[.$A51])" office:value-type="float" office:value="0.954087397590371" calcext:value-type="float">
            <text:p>0,95</text:p>
          </table:table-cell>
          <table:table-cell table:formula="of:=[.B51]*[.C51]*[.D51]" office:value-type="float" office:value="0.568928791179122" calcext:value-type="float">
            <text:p>0,57</text:p>
          </table:table-cell>
          <table:table-cell table:formula="of:=[.E51]*[.F51]" office:value-type="float" office:value="0.686602333042301" calcext:value-type="float">
            <text:p>0,69</text:p>
          </table:table-cell>
          <table:table-cell table:formula="of:=[.G51]*[.H51]*[.I51]" office:value-type="float" office:value="0.429128015559633" calcext:value-type="float">
            <text:p>0,43</text:p>
          </table:table-cell>
          <table:table-cell table:formula="of:=[.J51]" office:value-type="float" office:value="0.954087397590371" calcext:value-type="float">
            <text:p>0,95</text:p>
          </table:table-cell>
          <table:table-cell table:style-name="ce15" table:formula="of:=[.K51]*[.L51]*[.M51]*[.N51]" office:value-type="float" office:value="0.159933048211582" calcext:value-type="float">
            <text:p>0,1599330</text:p>
          </table:table-cell>
          <table:table-cell table:number-columns-repeated="1009"/>
        </table:table-row>
        <table:table-row table:style-name="ro3">
          <table:table-cell table:style-name="ce6" office:value-type="float" office:value="96" calcext:value-type="float">
            <text:p>96</text:p>
          </table:table-cell>
          <table:table-cell table:formula="of:=EXP(-[.B$3]*[.$A52])" office:value-type="float" office:value="0.908464016068706" calcext:value-type="float">
            <text:p>0,91</text:p>
          </table:table-cell>
          <table:table-cell table:formula="of:=EXP(-[.C$3]*[.$A52])" office:value-type="float" office:value="0.749761592239041" calcext:value-type="float">
            <text:p>0,75</text:p>
          </table:table-cell>
          <table:table-cell table:formula="of:=EXP(-[.D$3]*[.$A52])" office:value-type="float" office:value="0.825306868491682" calcext:value-type="float">
            <text:p>0,83</text:p>
          </table:table-cell>
          <table:table-cell table:formula="of:=EXP(-[.E$3]*[.$A52])" office:value-type="float" office:value="0.749761592239041" calcext:value-type="float">
            <text:p>0,75</text:p>
          </table:table-cell>
          <table:table-cell table:formula="of:=EXP(-[.F$3]*[.$A52])" office:value-type="float" office:value="0.908464016068706" calcext:value-type="float">
            <text:p>0,91</text:p>
          </table:table-cell>
          <table:table-cell table:formula="of:=EXP(-[.G$3]*[.$A52])" office:value-type="float" office:value="0.825306868491682" calcext:value-type="float">
            <text:p>0,83</text:p>
          </table:table-cell>
          <table:table-cell table:formula="of:=EXP(-[.H$3]*[.$A52])" office:value-type="float" office:value="0.749761592239041" calcext:value-type="float">
            <text:p>0,75</text:p>
          </table:table-cell>
          <table:table-cell table:formula="of:=EXP(-[.I$3]*[.$A52])" office:value-type="float" office:value="0.681131427179547" calcext:value-type="float">
            <text:p>0,68</text:p>
          </table:table-cell>
          <table:table-cell table:formula="of:=EXP(-[.J$3]*[.$A52])" office:value-type="float" office:value="0.953133787077505" calcext:value-type="float">
            <text:p>0,95</text:p>
          </table:table-cell>
          <table:table-cell table:formula="of:=[.B52]*[.C52]*[.D52]" office:value-type="float" office:value="0.562142445196822" calcext:value-type="float">
            <text:p>0,56</text:p>
          </table:table-cell>
          <table:table-cell table:formula="of:=[.E52]*[.F52]" office:value-type="float" office:value="0.681131427179547" calcext:value-type="float">
            <text:p>0,68</text:p>
          </table:table-cell>
          <table:table-cell table:formula="of:=[.G52]*[.H52]*[.I52]" office:value-type="float" office:value="0.421472814775918" calcext:value-type="float">
            <text:p>0,42</text:p>
          </table:table-cell>
          <table:table-cell table:formula="of:=[.J52]" office:value-type="float" office:value="0.953133787077505" calcext:value-type="float">
            <text:p>0,95</text:p>
          </table:table-cell>
          <table:table-cell table:style-name="ce15" table:formula="of:=[.K52]*[.L52]*[.M52]*[.N52]" office:value-type="float" office:value="0.153815722533429" calcext:value-type="float">
            <text:p>0,1538157</text:p>
          </table:table-cell>
          <table:table-cell table:number-columns-repeated="1009"/>
        </table:table-row>
        <table:table-row table:style-name="ro3">
          <table:table-cell table:style-name="ce6" office:value-type="float" office:value="98" calcext:value-type="float">
            <text:p>98</text:p>
          </table:table-cell>
          <table:table-cell table:formula="of:=EXP(-[.B$3]*[.$A53])" office:value-type="float" office:value="0.906648903753921" calcext:value-type="float">
            <text:p>0,91</text:p>
          </table:table-cell>
          <table:table-cell table:formula="of:=EXP(-[.C$3]*[.$A53])" office:value-type="float" office:value="0.745276491443289" calcext:value-type="float">
            <text:p>0,75</text:p>
          </table:table-cell>
          <table:table-cell table:formula="of:=EXP(-[.D$3]*[.$A53])" office:value-type="float" office:value="0.822012234678187" calcext:value-type="float">
            <text:p>0,82</text:p>
          </table:table-cell>
          <table:table-cell table:formula="of:=EXP(-[.E$3]*[.$A53])" office:value-type="float" office:value="0.745276491443289" calcext:value-type="float">
            <text:p>0,75</text:p>
          </table:table-cell>
          <table:table-cell table:formula="of:=EXP(-[.F$3]*[.$A53])" office:value-type="float" office:value="0.906648903753921" calcext:value-type="float">
            <text:p>0,91</text:p>
          </table:table-cell>
          <table:table-cell table:formula="of:=EXP(-[.G$3]*[.$A53])" office:value-type="float" office:value="0.822012234678187" calcext:value-type="float">
            <text:p>0,82</text:p>
          </table:table-cell>
          <table:table-cell table:formula="of:=EXP(-[.H$3]*[.$A53])" office:value-type="float" office:value="0.745276491443289" calcext:value-type="float">
            <text:p>0,75</text:p>
          </table:table-cell>
          <table:table-cell table:formula="of:=EXP(-[.I$3]*[.$A53])" office:value-type="float" office:value="0.675704113960626" calcext:value-type="float">
            <text:p>0,68</text:p>
          </table:table-cell>
          <table:table-cell table:formula="of:=EXP(-[.J$3]*[.$A53])" office:value-type="float" office:value="0.952181129698505" calcext:value-type="float">
            <text:p>0,95</text:p>
          </table:table-cell>
          <table:table-cell table:formula="of:=[.B53]*[.C53]*[.D53]" office:value-type="float" office:value="0.555437048698018" calcext:value-type="float">
            <text:p>0,56</text:p>
          </table:table-cell>
          <table:table-cell table:formula="of:=[.E53]*[.F53]" office:value-type="float" office:value="0.675704113960626" calcext:value-type="float">
            <text:p>0,68</text:p>
          </table:table-cell>
          <table:table-cell table:formula="of:=[.G53]*[.H53]*[.I53]" office:value-type="float" office:value="0.413954174871274" calcext:value-type="float">
            <text:p>0,41</text:p>
          </table:table-cell>
          <table:table-cell table:formula="of:=[.J53]" office:value-type="float" office:value="0.952181129698505" calcext:value-type="float">
            <text:p>0,95</text:p>
          </table:table-cell>
          <table:table-cell table:style-name="ce15" table:formula="of:=[.K53]*[.L53]*[.M53]*[.N53]" office:value-type="float" office:value="0.147932380224386" calcext:value-type="float">
            <text:p>0,1479324</text:p>
          </table:table-cell>
          <table:table-cell table:number-columns-repeated="1009"/>
        </table:table-row>
        <table:table-row table:style-name="ro3">
          <table:table-cell table:style-name="ce6" office:value-type="float" office:value="100" calcext:value-type="float">
            <text:p>100</text:p>
          </table:table-cell>
          <table:table-cell table:formula="of:=EXP(-[.B$3]*[.$A54])" office:value-type="float" office:value="0.90483741803596" calcext:value-type="float">
            <text:p>0,9</text:p>
          </table:table-cell>
          <table:table-cell table:formula="of:=EXP(-[.C$3]*[.$A54])" office:value-type="float" office:value="0.740818220681718" calcext:value-type="float">
            <text:p>0,74</text:p>
          </table:table-cell>
          <table:table-cell table:formula="of:=EXP(-[.D$3]*[.$A54])" office:value-type="float" office:value="0.818730753077982" calcext:value-type="float">
            <text:p>0,82</text:p>
          </table:table-cell>
          <table:table-cell table:formula="of:=EXP(-[.E$3]*[.$A54])" office:value-type="float" office:value="0.740818220681718" calcext:value-type="float">
            <text:p>0,74</text:p>
          </table:table-cell>
          <table:table-cell table:formula="of:=EXP(-[.F$3]*[.$A54])" office:value-type="float" office:value="0.90483741803596" calcext:value-type="float">
            <text:p>0,9</text:p>
          </table:table-cell>
          <table:table-cell table:formula="of:=EXP(-[.G$3]*[.$A54])" office:value-type="float" office:value="0.818730753077982" calcext:value-type="float">
            <text:p>0,82</text:p>
          </table:table-cell>
          <table:table-cell table:formula="of:=EXP(-[.H$3]*[.$A54])" office:value-type="float" office:value="0.740818220681718" calcext:value-type="float">
            <text:p>0,74</text:p>
          </table:table-cell>
          <table:table-cell table:formula="of:=EXP(-[.I$3]*[.$A54])" office:value-type="float" office:value="0.670320046035639" calcext:value-type="float">
            <text:p>0,67</text:p>
          </table:table-cell>
          <table:table-cell table:formula="of:=EXP(-[.J$3]*[.$A54])" office:value-type="float" office:value="0.951229424500714" calcext:value-type="float">
            <text:p>0,95</text:p>
          </table:table-cell>
          <table:table-cell table:formula="of:=[.B54]*[.C54]*[.D54]" office:value-type="float" office:value="0.548811636094026" calcext:value-type="float">
            <text:p>0,55</text:p>
          </table:table-cell>
          <table:table-cell table:formula="of:=[.E54]*[.F54]" office:value-type="float" office:value="0.670320046035639" calcext:value-type="float">
            <text:p>0,67</text:p>
          </table:table-cell>
          <table:table-cell table:formula="of:=[.G54]*[.H54]*[.I54]" office:value-type="float" office:value="0.406569659740599" calcext:value-type="float">
            <text:p>0,41</text:p>
          </table:table-cell>
          <table:table-cell table:formula="of:=[.J54]" office:value-type="float" office:value="0.951229424500714" calcext:value-type="float">
            <text:p>0,95</text:p>
          </table:table-cell>
          <table:table-cell table:style-name="ce15" table:formula="of:=[.K54]*[.L54]*[.M54]*[.N54]" office:value-type="float" office:value="0.142274071586514" calcext:value-type="float">
            <text:p>0,1422741</text:p>
          </table:table-cell>
          <table:table-cell table:number-columns-repeated="1009"/>
        </table:table-row>
        <table:table-row table:style-name="ro3">
          <table:table-cell table:style-name="Default" table:number-columns-repeated="10"/>
          <table:table-cell table:number-columns-repeated="101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Обычный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0" loext:min-decimal-places="10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0">00.00.0000</text:date>, <text:time style:data-style-name="N2" text:time-value="16:00:15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43S</meta:editing-duration>
    <meta:editing-cycles>6</meta:editing-cycles>
    <meta:generator>LibreOffice/5.4.4.2$Windows_x86 LibreOffice_project/2524958677847fb3bb44820e40380acbe820f960</meta:generator>
    <dc:date>2022-12-10T16:00:19.427000000</dc:date>
    <meta:document-statistic meta:table-count="3" meta:cell-count="79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76cm" xlink:href=".." xlink:type="simple" chart:class="chart:line" chart:style-name="ch1">
        <chart:legend chart:legend-position="end" svg:x="14.234cm" svg:y="3.442cm" style:legend-expansion="high" chart:style-name="ch2"/>
        <chart:plot-area chart:style-name="ch3" table:cell-range-address="Sheet1.A4:Sheet1.A54 Sheet1.K3:Sheet1.N54" chart:data-source-has-labels="both" svg:x="0.32cm" svg:y="0.179cm" svg:width="13.594cm" svg:height="8.618cm">
          <chartooo:coordinate-region svg:x="1.047cm" svg:y="0.379cm" svg:width="12.867cm" svg:height="7.626cm"/>
          <chart:axis chart:dimension="x" chart:name="primary-x" chart:style-name="ch4" chartooo:axis-type="auto">
            <chartooo:date-scale/>
            <chart:categories table:cell-range-address="Sheet1.A4:Sheet1.A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54" chart:label-cell-address="Sheet1.K3:Sheet1.K3" chart:class="chart:line">
            <chart:data-point chart:repeated="51"/>
          </chart:series>
          <chart:series chart:style-name="ch7" chart:values-cell-range-address="Sheet1.L4:Sheet1.L54" chart:label-cell-address="Sheet1.L3:Sheet1.L3" chart:class="chart:line">
            <chart:data-point chart:repeated="51"/>
          </chart:series>
          <chart:series chart:style-name="ch8" chart:values-cell-range-address="Sheet1.M4:Sheet1.M54" chart:label-cell-address="Sheet1.M3:Sheet1.M3" chart:class="chart:line">
            <chart:data-point chart:repeated="51"/>
          </chart:series>
          <chart:series chart:style-name="ch9" chart:values-cell-range-address="Sheet1.N4:Sheet1.N54" chart:label-cell-address="Sheet1.N3:Sheet1.N3" chart:class="chart:line"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Sheet1.K3:Sheet1.K3</svg:desc>
                </draw:g>
              </table:table-cell>
              <table:table-cell office:value-type="string">
                <text:p>P2</text:p>
                <draw:g>
                  <svg:desc>Sheet1.L3:Sheet1.L3</svg:desc>
                </draw:g>
              </table:table-cell>
              <table:table-cell office:value-type="string">
                <text:p>P3</text:p>
                <draw:g>
                  <svg:desc>Sheet1.M3:Sheet1.M3</svg:desc>
                </draw:g>
              </table:table-cell>
              <table:table-cell office:value-type="string">
                <text:p>P4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4:Sheet1.A54</svg:desc>
                </draw:g>
              </table:table-cell>
              <table:table-cell office:value-type="float" office:value="1">
                <text:p>1</text:p>
                <draw:g>
                  <svg:desc>Sheet1.K4:Sheet1.K54</svg:desc>
                </draw:g>
              </table:table-cell>
              <table:table-cell office:value-type="float" office:value="1">
                <text:p>1</text:p>
                <draw:g>
                  <svg:desc>Sheet1.L4:Sheet1.L54</svg:desc>
                </draw:g>
              </table:table-cell>
              <table:table-cell office:value-type="float" office:value="1">
                <text:p>1</text:p>
                <draw:g>
                  <svg:desc>Sheet1.M4:Sheet1.M54</svg:desc>
                </draw:g>
              </table:table-cell>
              <table:table-cell office:value-type="float" office:value="1">
                <text:p>1</text:p>
                <draw:g>
                  <svg:desc>Sheet1.N4:Sheet1.N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8071712861931">
                <text:p>0.988071712861931</text:p>
              </table:table-cell>
              <table:table-cell office:value-type="float" office:value="0.992031914837061">
                <text:p>0.992031914837061</text:p>
              </table:table-cell>
              <table:table-cell office:value-type="float" office:value="0.982161032358301">
                <text:p>0.982161032358301</text:p>
              </table:table-cell>
              <table:table-cell office:value-type="float" office:value="0.999000499833375">
                <text:p>0.9990004998333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6285709757909">
                <text:p>0.976285709757909</text:p>
              </table:table-cell>
              <table:table-cell office:value-type="float" office:value="0.984127320055285">
                <text:p>0.984127320055285</text:p>
              </table:table-cell>
              <table:table-cell office:value-type="float" office:value="0.964640293483123">
                <text:p>0.964640293483123</text:p>
              </table:table-cell>
              <table:table-cell office:value-type="float" office:value="0.998001998667333">
                <text:p>0.998001998667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64640293483123">
                <text:p>0.964640293483123</text:p>
              </table:table-cell>
              <table:table-cell office:value-type="float" office:value="0.976285709757909">
                <text:p>0.976285709757909</text:p>
              </table:table-cell>
              <table:table-cell office:value-type="float" office:value="0.947432106501798">
                <text:p>0.947432106501798</text:p>
              </table:table-cell>
              <table:table-cell office:value-type="float" office:value="0.997004495503373">
                <text:p>0.9970044955033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53133787077505">
                <text:p>0.953133787077505</text:p>
              </table:table-cell>
              <table:table-cell office:value-type="float" office:value="0.968506582079197">
                <text:p>0.968506582079197</text:p>
              </table:table-cell>
              <table:table-cell office:value-type="float" office:value="0.930530895811206">
                <text:p>0.930530895811206</text:p>
              </table:table-cell>
              <table:table-cell office:value-type="float" office:value="0.996007989343991">
                <text:p>0.9960079893439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960789439152323">
                <text:p>0.960789439152323</text:p>
              </table:table-cell>
              <table:table-cell office:value-type="float" office:value="0.913931185271228">
                <text:p>0.913931185271228</text:p>
              </table:table-cell>
              <table:table-cell office:value-type="float" office:value="0.995012479192682">
                <text:p>0.9950124791926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30530895811206">
                <text:p>0.930530895811206</text:p>
              </table:table-cell>
              <table:table-cell office:value-type="float" office:value="0.953133787077505">
                <text:p>0.953133787077505</text:p>
              </table:table-cell>
              <table:table-cell office:value-type="float" office:value="0.897627596430435">
                <text:p>0.897627596430435</text:p>
              </table:table-cell>
              <table:table-cell office:value-type="float" office:value="0.994017964053935">
                <text:p>0.9940179640539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19431256095124">
                <text:p>0.919431256095124</text:p>
              </table:table-cell>
              <table:table-cell office:value-type="float" office:value="0.945539135890396">
                <text:p>0.945539135890396</text:p>
              </table:table-cell>
              <table:table-cell office:value-type="float" office:value="0.881614846783416">
                <text:p>0.881614846783416</text:p>
              </table:table-cell>
              <table:table-cell office:value-type="float" office:value="0.993024442933235">
                <text:p>0.9930244429332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08464016068706">
                <text:p>0.908464016068706</text:p>
              </table:table-cell>
              <table:table-cell office:value-type="float" office:value="0.938004999530729">
                <text:p>0.938004999530729</text:p>
              </table:table-cell>
              <table:table-cell office:value-type="float" office:value="0.865887748059205">
                <text:p>0.865887748059205</text:p>
              </table:table-cell>
              <table:table-cell office:value-type="float" office:value="0.992031914837061">
                <text:p>0.9920319148370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97627596430435">
                <text:p>0.897627596430435</text:p>
              </table:table-cell>
              <table:table-cell office:value-type="float" office:value="0.930530895811206">
                <text:p>0.930530895811206</text:p>
              </table:table-cell>
              <table:table-cell office:value-type="float" office:value="0.850441204540233">
                <text:p>0.850441204540233</text:p>
              </table:table-cell>
              <table:table-cell office:value-type="float" office:value="0.991040378772884">
                <text:p>0.9910403787728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923116346386636">
                <text:p>0.923116346386636</text:p>
              </table:table-cell>
              <table:table-cell office:value-type="float" office:value="0.835270211411272">
                <text:p>0.835270211411272</text:p>
              </table:table-cell>
              <table:table-cell office:value-type="float" office:value="0.990049833749168">
                <text:p>0.9900498337491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876340995079373">
                <text:p>0.876340995079373</text:p>
              </table:table-cell>
              <table:table-cell office:value-type="float" office:value="0.915760876723326">
                <text:p>0.915760876723326</text:p>
              </table:table-cell>
              <table:table-cell office:value-type="float" office:value="0.820369853137831">
                <text:p>0.820369853137831</text:p>
              </table:table-cell>
              <table:table-cell office:value-type="float" office:value="0.989060278775369">
                <text:p>0.9890602787753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65887748059205">
                <text:p>0.865887748059205</text:p>
              </table:table-cell>
              <table:table-cell office:value-type="float" office:value="0.908464016068706">
                <text:p>0.908464016068706</text:p>
              </table:table-cell>
              <table:table-cell office:value-type="float" office:value="0.80573530187348">
                <text:p>0.80573530187348</text:p>
              </table:table-cell>
              <table:table-cell office:value-type="float" office:value="0.98807171286193">
                <text:p>0.9880717128619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855559190371018">
                <text:p>0.855559190371018</text:p>
              </table:table-cell>
              <table:table-cell office:value-type="float" office:value="0.901225297421205">
                <text:p>0.901225297421205</text:p>
              </table:table-cell>
              <table:table-cell office:value-type="float" office:value="0.791361815895584">
                <text:p>0.791361815895584</text:p>
              </table:table-cell>
              <table:table-cell office:value-type="float" office:value="0.987084135020288">
                <text:p>0.98708413502028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845353834684659">
                <text:p>0.845353834684659</text:p>
              </table:table-cell>
              <table:table-cell office:value-type="float" office:value="0.894044257500357">
                <text:p>0.894044257500357</text:p>
              </table:table-cell>
              <table:table-cell office:value-type="float" office:value="0.777244738068946">
                <text:p>0.777244738068946</text:p>
              </table:table-cell>
              <table:table-cell office:value-type="float" office:value="0.986097544262862">
                <text:p>0.9860975442628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35270211411272">
                <text:p>0.835270211411272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763379494336853">
                <text:p>0.763379494336853</text:p>
              </table:table-cell>
              <table:table-cell office:value-type="float" office:value="0.985111939603063">
                <text:p>0.9851119396030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25306868491682">
                <text:p>0.825306868491682</text:p>
              </table:table-cell>
              <table:table-cell office:value-type="float" office:value="0.879853379144644">
                <text:p>0.879853379144644</text:p>
              </table:table-cell>
              <table:table-cell office:value-type="float" office:value="0.749761592239041">
                <text:p>0.749761592239041</text:p>
              </table:table-cell>
              <table:table-cell office:value-type="float" office:value="0.984127320055285">
                <text:p>0.9841273200552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15462371187293">
                <text:p>0.815462371187293</text:p>
              </table:table-cell>
              <table:table-cell office:value-type="float" office:value="0.872842632488719">
                <text:p>0.872842632488719</text:p>
              </table:table-cell>
              <table:table-cell office:value-type="float" office:value="0.7363866194561">
                <text:p>0.7363866194561</text:p>
              </table:table-cell>
              <table:table-cell office:value-type="float" office:value="0.98314368463491">
                <text:p>0.983143684634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0573530187348">
                <text:p>0.80573530187348</text:p>
              </table:table-cell>
              <table:table-cell office:value-type="float" office:value="0.865887748059205">
                <text:p>0.865887748059205</text:p>
              </table:table-cell>
              <table:table-cell office:value-type="float" office:value="0.723250242379842">
                <text:p>0.723250242379842</text:p>
              </table:table-cell>
              <table:table-cell office:value-type="float" office:value="0.982161032358301">
                <text:p>0.9821610323583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96124259835454">
                <text:p>0.796124259835454</text:p>
              </table:table-cell>
              <table:table-cell office:value-type="float" office:value="0.858988280741123">
                <text:p>0.858988280741123</text:p>
              </table:table-cell>
              <table:table-cell office:value-type="float" office:value="0.710348204709177">
                <text:p>0.710348204709177</text:p>
              </table:table-cell>
              <table:table-cell office:value-type="float" office:value="0.981179362242806">
                <text:p>0.9811793622428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852143788966211">
                <text:p>0.852143788966211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980198673306755">
                <text:p>0.9801986733067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77244738068946">
                <text:p>0.777244738068946</text:p>
              </table:table-cell>
              <table:table-cell office:value-type="float" office:value="0.845353834684659">
                <text:p>0.845353834684659</text:p>
              </table:table-cell>
              <table:table-cell office:value-type="float" office:value="0.68523050066587">
                <text:p>0.68523050066587</text:p>
              </table:table-cell>
              <table:table-cell office:value-type="float" office:value="0.97921896456946">
                <text:p>0.979218964569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67973539656706">
                <text:p>0.767973539656706</text:p>
              </table:table-cell>
              <table:table-cell office:value-type="float" office:value="0.838617983337074">
                <text:p>0.838617983337074</text:p>
              </table:table-cell>
              <table:table-cell office:value-type="float" office:value="0.673006695937386">
                <text:p>0.673006695937386</text:p>
              </table:table-cell>
              <table:table-cell office:value-type="float" office:value="0.97824023505121">
                <text:p>0.978240235051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58812930761241">
                <text:p>0.758812930761241</text:p>
              </table:table-cell>
              <table:table-cell office:value-type="float" office:value="0.831935803826672">
                <text:p>0.831935803826672</text:p>
              </table:table-cell>
              <table:table-cell office:value-type="float" office:value="0.661000951265912">
                <text:p>0.661000951265912</text:p>
              </table:table-cell>
              <table:table-cell office:value-type="float" office:value="0.977262483773277">
                <text:p>0.97726248377327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49761592239041">
                <text:p>0.749761592239041</text:p>
              </table:table-cell>
              <table:table-cell office:value-type="float" office:value="0.825306868491682">
                <text:p>0.825306868491682</text:p>
              </table:table-cell>
              <table:table-cell office:value-type="float" office:value="0.649209376685147">
                <text:p>0.649209376685147</text:p>
              </table:table-cell>
              <table:table-cell office:value-type="float" office:value="0.976285709757909">
                <text:p>0.9762857097579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637628151621773">
                <text:p>0.637628151621773</text:p>
              </table:table-cell>
              <table:table-cell office:value-type="float" office:value="0.975309912028333">
                <text:p>0.97530991202833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731981528228313">
                <text:p>0.731981528228313</text:p>
              </table:table-cell>
              <table:table-cell office:value-type="float" office:value="0.812207036711939">
                <text:p>0.812207036711939</text:p>
              </table:table-cell>
              <table:table-cell office:value-type="float" office:value="0.626253523657556">
                <text:p>0.626253523657556</text:p>
              </table:table-cell>
              <table:table-cell office:value-type="float" office:value="0.974335089608749">
                <text:p>0.97433508960874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23250242379842">
                <text:p>0.723250242379842</text:p>
              </table:table-cell>
              <table:table-cell office:value-type="float" office:value="0.80573530187348">
                <text:p>0.80573530187348</text:p>
              </table:table-cell>
              <table:table-cell office:value-type="float" office:value="0.615081807313529">
                <text:p>0.615081807313529</text:p>
              </table:table-cell>
              <table:table-cell office:value-type="float" office:value="0.973361241524337">
                <text:p>0.97336124152433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14623105816057">
                <text:p>0.714623105816057</text:p>
              </table:table-cell>
              <table:table-cell office:value-type="float" office:value="0.799315134369365">
                <text:p>0.799315134369365</text:p>
              </table:table-cell>
              <table:table-cell office:value-type="float" office:value="0.604109382855865">
                <text:p>0.604109382855865</text:p>
              </table:table-cell>
              <table:table-cell office:value-type="float" office:value="0.972388366801247">
                <text:p>0.9723883668012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06098876214384">
                <text:p>0.706098876214384</text:p>
              </table:table-cell>
              <table:table-cell office:value-type="float" office:value="0.792946123306684">
                <text:p>0.792946123306684</text:p>
              </table:table-cell>
              <table:table-cell office:value-type="float" office:value="0.593332695123052">
                <text:p>0.593332695123052</text:p>
              </table:table-cell>
              <table:table-cell office:value-type="float" office:value="0.971416464466605">
                <text:p>0.9714164644666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58274825237399">
                <text:p>0.58274825237399</text:p>
              </table:table-cell>
              <table:table-cell office:value-type="float" office:value="0.970445533548508">
                <text:p>0.97044553354850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89354242524222">
                <text:p>0.689354242524222</text:p>
              </table:table-cell>
              <table:table-cell office:value-type="float" office:value="0.780359943278034">
                <text:p>0.780359943278034</text:p>
              </table:table-cell>
              <table:table-cell office:value-type="float" office:value="0.572352625156633">
                <text:p>0.572352625156633</text:p>
              </table:table-cell>
              <table:table-cell office:value-type="float" office:value="0.969475573076026">
                <text:p>0.96947557307602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81131427179547">
                <text:p>0.681131427179547</text:p>
              </table:table-cell>
              <table:table-cell office:value-type="float" office:value="0.774141968792248">
                <text:p>0.774141968792248</text:p>
              </table:table-cell>
              <table:table-cell office:value-type="float" office:value="0.562142445196822">
                <text:p>0.562142445196822</text:p>
              </table:table-cell>
              <table:table-cell office:value-type="float" office:value="0.968506582079197">
                <text:p>0.96850658207919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73006695937387">
                <text:p>0.673006695937387</text:p>
              </table:table-cell>
              <table:table-cell office:value-type="float" office:value="0.767973539656706">
                <text:p>0.767973539656706</text:p>
              </table:table-cell>
              <table:table-cell office:value-type="float" office:value="0.552114404306931">
                <text:p>0.552114404306931</text:p>
              </table:table-cell>
              <table:table-cell office:value-type="float" office:value="0.967538559589032">
                <text:p>0.96753855958903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64978878822402">
                <text:p>0.664978878822402</text:p>
              </table:table-cell>
              <table:table-cell office:value-type="float" office:value="0.761854261089838">
                <text:p>0.761854261089838</text:p>
              </table:table-cell>
              <table:table-cell office:value-type="float" office:value="0.542265253313983">
                <text:p>0.542265253313983</text:p>
              </table:table-cell>
              <table:table-cell office:value-type="float" office:value="0.966571504637507">
                <text:p>0.96657150463750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57046819815057">
                <text:p>0.657046819815057</text:p>
              </table:table-cell>
              <table:table-cell office:value-type="float" office:value="0.755783741455725">
                <text:p>0.755783741455725</text:p>
              </table:table-cell>
              <table:table-cell office:value-type="float" office:value="0.532591801006897">
                <text:p>0.532591801006897</text:p>
              </table:table-cell>
              <table:table-cell office:value-type="float" office:value="0.965605416257566">
                <text:p>0.96560541625756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49209376685147">
                <text:p>0.649209376685147</text:p>
              </table:table-cell>
              <table:table-cell office:value-type="float" office:value="0.749761592239041">
                <text:p>0.749761592239041</text:p>
              </table:table-cell>
              <table:table-cell office:value-type="float" office:value="0.523090913102501">
                <text:p>0.523090913102501</text:p>
              </table:table-cell>
              <table:table-cell office:value-type="float" office:value="0.964640293483123">
                <text:p>0.96464029348312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4146542082732">
                <text:p>0.64146542082732</text:p>
              </table:table-cell>
              <table:table-cell office:value-type="float" office:value="0.74378742802018">
                <text:p>0.74378742802018</text:p>
              </table:table-cell>
              <table:table-cell office:value-type="float" office:value="0.513759511229998">
                <text:p>0.513759511229998</text:p>
              </table:table-cell>
              <table:table-cell office:value-type="float" office:value="0.963676135349053">
                <text:p>0.9636761353490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33813837098549">
                <text:p>0.633813837098549</text:p>
              </table:table-cell>
              <table:table-cell office:value-type="float" office:value="0.737860866450591">
                <text:p>0.737860866450591</text:p>
              </table:table-cell>
              <table:table-cell office:value-type="float" office:value="0.504594571933551">
                <text:p>0.504594571933551</text:p>
              </table:table-cell>
              <table:table-cell office:value-type="float" office:value="0.962712940891199">
                <text:p>0.9627129408911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26253523657556">
                <text:p>0.626253523657556</text:p>
              </table:table-cell>
              <table:table-cell office:value-type="float" office:value="0.731981528228313">
                <text:p>0.731981528228313</text:p>
              </table:table-cell>
              <table:table-cell office:value-type="float" office:value="0.495593125692651">
                <text:p>0.495593125692651</text:p>
              </table:table-cell>
              <table:table-cell office:value-type="float" office:value="0.961750709146367">
                <text:p>0.9617507091463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726149037073691">
                <text:p>0.726149037073691</text:p>
              </table:table-cell>
              <table:table-cell office:value-type="float" office:value="0.486752255959972">
                <text:p>0.486752255959972</text:p>
              </table:table-cell>
              <table:table-cell office:value-type="float" office:value="0.960789439152323">
                <text:p>0.96078943915232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1402365832409">
                <text:p>0.611402365832409</text:p>
              </table:table-cell>
              <table:table-cell office:value-type="float" office:value="0.720363019705301">
                <text:p>0.720363019705301</text:p>
              </table:table-cell>
              <table:table-cell office:value-type="float" office:value="0.478069098216378">
                <text:p>0.478069098216378</text:p>
              </table:table-cell>
              <table:table-cell office:value-type="float" office:value="0.959829129947799">
                <text:p>0.95982912994779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04109382855865">
                <text:p>0.604109382855865</text:p>
              </table:table-cell>
              <table:table-cell office:value-type="float" office:value="0.714623105816057">
                <text:p>0.714623105816057</text:p>
              </table:table-cell>
              <table:table-cell office:value-type="float" office:value="0.469540839042799">
                <text:p>0.469540839042799</text:p>
              </table:table-cell>
              <table:table-cell office:value-type="float" office:value="0.958869780572485">
                <text:p>0.95886978057248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96903392674358">
                <text:p>0.596903392674358</text:p>
              </table:table-cell>
              <table:table-cell office:value-type="float" office:value="0.708928928049511">
                <text:p>0.708928928049511</text:p>
              </table:table-cell>
              <table:table-cell office:value-type="float" office:value="0.461164715208658">
                <text:p>0.461164715208658</text:p>
              </table:table-cell>
              <table:table-cell office:value-type="float" office:value="0.957911390067031">
                <text:p>0.95791139006703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58978335761285">
                <text:p>0.58978335761285</text:p>
              </table:table-cell>
              <table:table-cell office:value-type="float" office:value="0.703280121976341">
                <text:p>0.703280121976341</text:p>
              </table:table-cell>
              <table:table-cell office:value-type="float" office:value="0.452938012776558">
                <text:p>0.452938012776558</text:p>
              </table:table-cell>
              <table:table-cell office:value-type="float" office:value="0.956953957473047">
                <text:p>0.95695395747304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58274825237399">
                <text:p>0.58274825237399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444858066222941">
                <text:p>0.444858066222941</text:p>
              </table:table-cell>
              <table:table-cell office:value-type="float" office:value="0.9559974818331">
                <text:p>0.955997481833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575797063890464">
                <text:p>0.575797063890464</text:p>
              </table:table-cell>
              <table:table-cell office:value-type="float" office:value="0.69211718168873">
                <text:p>0.69211718168873</text:p>
              </table:table-cell>
              <table:table-cell office:value-type="float" office:value="0.436922257574441">
                <text:p>0.436922257574441</text:p>
              </table:table-cell>
              <table:table-cell office:value-type="float" office:value="0.955041962190715">
                <text:p>0.95504196219071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568928791179122">
                <text:p>0.568928791179122</text:p>
              </table:table-cell>
              <table:table-cell office:value-type="float" office:value="0.686602333042301">
                <text:p>0.686602333042301</text:p>
              </table:table-cell>
              <table:table-cell office:value-type="float" office:value="0.429128015559633">
                <text:p>0.429128015559633</text:p>
              </table:table-cell>
              <table:table-cell office:value-type="float" office:value="0.954087397590371">
                <text:p>0.95408739759037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62142445196822">
                <text:p>0.562142445196822</text:p>
              </table:table-cell>
              <table:table-cell office:value-type="float" office:value="0.681131427179547">
                <text:p>0.681131427179547</text:p>
              </table:table-cell>
              <table:table-cell office:value-type="float" office:value="0.421472814775918">
                <text:p>0.421472814775918</text:p>
              </table:table-cell>
              <table:table-cell office:value-type="float" office:value="0.953133787077505">
                <text:p>0.95313378707750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55437048698018">
                <text:p>0.555437048698018</text:p>
              </table:table-cell>
              <table:table-cell office:value-type="float" office:value="0.675704113960626">
                <text:p>0.675704113960626</text:p>
              </table:table-cell>
              <table:table-cell office:value-type="float" office:value="0.413954174871274">
                <text:p>0.413954174871274</text:p>
              </table:table-cell>
              <table:table-cell office:value-type="float" office:value="0.952181129698505">
                <text:p>0.9521811296985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48811636094026">
                <text:p>0.548811636094026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951229424500714">
                <text:p>0.9512294245007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8.981cm" xlink:href=".." xlink:type="simple" chart:class="chart:line" chart:style-name="ch1">
        <chart:legend chart:legend-position="end" svg:x="14.066cm" svg:y="4.191cm" style:legend-expansion="high" chart:style-name="ch2"/>
        <chart:plot-area chart:style-name="ch3" table:cell-range-address="Sheet1.A4:Sheet1.A54 Sheet1.O3:Sheet1.O54" chart:data-source-has-labels="both" svg:x="0.442cm" svg:y="0.23cm" svg:width="14.72cm" svg:height="8.619cm">
          <chartooo:coordinate-region svg:x="2.281cm" svg:y="0.43cm" svg:width="12.881cm" svg:height="7.627cm"/>
          <chart:axis chart:dimension="x" chart:name="primary-x" chart:style-name="ch4" chartooo:axis-type="auto">
            <chartooo:date-scale/>
            <chart:categories table:cell-range-address="Sheet1.A4:Sheet1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4:Sheet1.O54" chart:label-cell-address="Sheet1.O3:Sheet1.O3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ср</text:p>
                <draw:g>
                  <svg:desc>Sheet1.O3:Sheet1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4:Sheet1.A54</svg:desc>
                </draw:g>
              </table:table-cell>
              <table:table-cell office:value-type="float" office:value="1">
                <text:p>1</text:p>
                <draw:g>
                  <svg:desc>Sheet1.O4:Sheet1.O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61750709146367">
                <text:p>0.9617507091463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24964426543539">
                <text:p>0.9249644265435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89585193163411">
                <text:p>0.8895851931634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55559190371018">
                <text:p>0.8555591903710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2834658056018">
                <text:p>0.8228346580560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1361815895584">
                <text:p>0.79136181589558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61092787628934">
                <text:p>0.7610927876289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31981528228313">
                <text:p>0.7319815282283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03983753855621">
                <text:p>0.7039837538556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7056874498165">
                <text:p>0.6770568744981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51159929181032">
                <text:p>0.65115992918103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26253523657556">
                <text:p>0.6262535236575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02299770483065">
                <text:p>0.6022997704830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79262231380782">
                <text:p>0.5792622313807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57105861812174">
                <text:p>0.5571058618121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35796957667456">
                <text:p>0.53579695766745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515303103995142">
                <text:p>0.5153031039951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95593125692652">
                <text:p>0.49559312569265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76637040082972">
                <text:p>0.4766370400829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58406011305223">
                <text:p>0.45840601130522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40872306449756">
                <text:p>0.4408723064497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24009253371047">
                <text:p>0.4240092533710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07791200114226">
                <text:p>0.4077912001142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92193475893505">
                <text:p>0.3921934758935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77192353563157">
                <text:p>0.37719235356315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62765013523953">
                <text:p>0.36276501352395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48889509010153">
                <text:p>0.3488895090101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35544732704243">
                <text:p>0.33554473270424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22710384628633">
                <text:p>0.3227103846286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10366941265485">
                <text:p>0.31036694126548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98495625857669">
                <text:p>0.2984956258576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87078379845702">
                <text:p>0.2870783798457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76097835397194">
                <text:p>0.27609783539719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265537288987028">
                <text:p>0.2655372889870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55380675988078">
                <text:p>0.2553806759880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45612546233812">
                <text:p>0.2456125462338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236218040515614">
                <text:p>0.23621804051561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227182867979057">
                <text:p>0.2271828679790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218493284384763">
                <text:p>0.2184932843847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210136071200765">
                <text:p>0.21013607120076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202098515494567">
                <text:p>0.20209851549456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94368390594328">
                <text:p>0.19436839059432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186933937489733">
                <text:p>0.18693393748973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179783846944273">
                <text:p>0.1797838469442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72907242291716">
                <text:p>0.17290724229171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66293662890601">
                <text:p>0.16629366289060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59933048211582">
                <text:p>0.15993304821158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53815722533429">
                <text:p>0.15381572253342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47932380224386">
                <text:p>0.14793238022438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2274071586514">
                <text:p>0.1422740715865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